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font-name="Sylfaen2" style:font-name-asian="Symbol" style:font-name-complex="Symbol"/>
    </style:style>
    <style:style style:name="P4" style:family="paragraph" style:parent-style-name="Corpus_20_A">
      <style:text-properties style:font-name="Sylfaen2" style:font-name-asian="Symbol" style:font-name-complex="Symbol"/>
    </style:style>
    <style:style style:name="P5" style:family="paragraph" style:parent-style-name="Corpus_20_A">
      <style:text-properties fo:font-weight="normal" style:font-weight-asian="normal" style:font-weight-complex="normal"/>
    </style:style>
    <style:style style:name="P6" style:family="paragraph" style:parent-style-name="Corpus_20_Note">
      <style:text-properties style:font-name="Sylfaen2" style:font-name-asian="Symbol" style:font-name-complex="Symbol"/>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 style:family="text">
      <style:text-properties style:font-name="Arial" fo:font-size="10pt" style:font-name-asian="Arial" style:font-size-asian="10pt" style:font-name-complex="Arial" style:font-size-complex="10pt"/>
    </style:style>
    <style:style style:name="T2" style:family="text">
      <style:text-properties style:font-name="Copperplate Gothic Bold" style:font-name-asian="Copperplate Gothic Bold" style:font-name-complex="Copperplate Gothic Bold"/>
    </style:style>
    <style:style style:name="T3" style:family="text">
      <style:text-properties style:font-name="Symbol" style:font-name-asian="Symbol" style:font-name-complex="Symbol"/>
    </style:style>
    <style:style style:name="T4" style:family="text">
      <style:text-properties style:text-position="sub 58%"/>
    </style:style>
    <style:style style:name="T5" style:family="text">
      <style:text-properties style:text-position="0% 100%"/>
    </style:style>
    <style:style style:name="T6" style:family="text">
      <style:text-properties style:font-name="Sylfaen2" style:font-name-asian="Symbol" style:font-name-complex="Symbol"/>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font-name="Arial3"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3"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draw:stroke-dash="Dash_20_4"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5" style:family="graphic">
      <style:graphic-properties draw:stroke="none" draw:stroke-dash="Dash_20_5"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6" style:family="graphic">
      <style:graphic-properties draw:stroke="none" draw:stroke-dash="Dash_20_6"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7" style:family="graphic">
      <style:graphic-properties draw:stroke="none" draw:stroke-dash="Dash_20_7"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8" style:family="graphic">
      <style:graphic-properties draw:stroke="none" draw:stroke-dash="Dash_20_8"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9" style:family="graphic">
      <style:graphic-properties draw:stroke="none" draw:stroke-dash="Dash_20_9"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0"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1" style:family="graphic">
      <style:graphic-properties draw:stroke="none" draw:stroke-dash="Dash_20_11"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0.457cm" fo:padding-top="0cm" fo:padding-bottom="0cm" fo:padding-left="0cm" fo:padding-right="0cm" draw:shadow="hidden" draw:shadow-offset-x="0.3cm" draw:shadow-offset-y="0.3cm" draw:shadow-color="#808080" style:run-through="foreground"/>
    </style:style>
    <style:style style:name="gr12" style:family="graphic">
      <style:graphic-properties draw:stroke="none" draw:stroke-dash="Dash_20_12" svg:stroke-width="0cm" svg:stroke-color="#000000" draw:marker-start="" draw:marker-start-width="0.3cm" draw:marker-start-center="false" draw:marker-end="" draw:marker-end-width="0.3cm" draw:marker-end-center="false" draw:fill="none" draw:fill-color="#ffffff" draw:textarea-vertical-align="middle" draw:auto-grow-width="true" fo:min-height="0.457cm" fo:min-width="3.205cm" fo:padding-top="0cm" fo:padding-bottom="0cm" fo:padding-left="0cm" fo:padding-right="0cm" draw:shadow="hidden" draw:shadow-offset-x="0.3cm" draw:shadow-offset-y="0.3cm" draw:shadow-color="#808080" style:run-through="foreground"/>
    </style:style>
    <style:style style:name="gr13"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1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Détermination de l'objectif principal</text:h>
      <text:p text:style-name="Title_20_Shobido_20_2">quand</text:p>
      <text:p text:style-name="Corpus_20_A">1. Durant la préparation d'une bataille pour déterminer l'objectif prioritaire de la bataille. (0.2)</text:p>
      <text:p text:style-name="Title_20_Shobido_20_2">comment</text:p>
      <text:p text:style-name="Corpus_20_A">Lancez un D10.</text:p>
      <text:p text:style-name="Corpus_20_Note">Si le résultat du D10 est inférieur à 4, l'objectif est de « Saccager ».</text:p>
      <text:p text:style-name="Corpus_20_Note">Si le résultat du D10 est supérieur ou égal à 4 mais inférieur à 7, l'objectif est de « Récupérer ».</text:p>
      <text:p text:style-name="Corpus_20_Note">Si le résultat du D10 est supérieur ou égal à 7, l'objectif est de « Conquérir ».</text:p>
      <text:p text:style-name="Corpus_20_A">Les plages de résultats sont donc :</text:p>
      <text:p text:style-name="Corpus_20_Note">1 à 3 « Saccager »</text:p>
      <text:p text:style-name="Corpus_20_Note">4 à 6 « Récupérer »</text:p>
      <text:p text:style-name="Corpus_20_Note">7 à 10 « Conquérir »</text:p>
      <text:p text:style-name="Title_20_Shobido_20_3">Articles connexes :</text:p>
      <text:p text:style-name="Title_20_Shobido_20_2">« Saccager » :</text:p>
      <text:p text:style-name="Corpus_20_A">Objectif. Chacun des trois pions butins a une valeur supplémentaire de 0,5 points de victoire.</text:p>
      <text:p text:style-name="Title_20_Shobido_20_2">« Récupérer » :</text:p>
      <text:p text:style-name="Corpus_20_A">Objectif. Un seul des trois pions butins a une valeur supplémentaire de 1,5 points de victoire. Le pion butin spécial est déterminé au hasard.</text:p>
      <text:p text:style-name="Title_20_Shobido_20_2">« Conquérir » :</text:p>
      <text:p text:style-name="Corpus_20_A">Objectif. Le joueur qui se rend maître du terrain à la fin de la partie remporte 1,5 points de victoire supplémentaires.</text:p>
      <text:h text:style-name="Title_20_Shobido_20_1" text:outline-level="1">détermination de l'objectif secondaire</text:h>
      <text:p text:style-name="Title_20_Shobido_20_2">quand</text:p>
      <text:p text:style-name="Corpus_20_A">1. Durant la préparation d'une bataille pour déterminer l'objectif secondaire de chaque joueur. (0.2)</text:p>
      <text:p text:style-name="Title_20_Shobido_20_2">comment</text:p>
      <text:p text:style-name="Corpus_20_A">Lancez un D10.</text:p>
      <text:p text:style-name="Corpus_20_A"><draw:frame draw:style-name="fr1" draw:name="Objet2" text:anchor-type="paragraph" svg:x="0.132cm" svg:y="-0.15cm" svg:width="8.934cm" svg:height="5.486cm" draw:z-index="2"><draw:object xlink:href="./Object 2" xlink:type="simple" xlink:show="embed" xlink:actuate="onLoad"/><draw:image xlink:href="./ObjectReplacements/Object 2" xlink:type="simple" xlink:show="embed" xlink:actuate="onLoad"/></draw:frame></text:p>
      <text:p text:style-name="Title_20_Shobido_20_3">Articles connexes :</text:p>
      <text:p text:style-name="Title_20_Shobido_20_2">« PILLER » :</text:p>
      <text:p text:style-name="Corpus_20_A">Objectif. Récupérer la totalité des pions butins rapporte 1 point de victoire supplémentaire.</text:p>
      <text:p text:style-name="Title_20_Shobido_20_2">« CAPTURER » :</text:p>
      <text:p text:style-name="Corpus_20_A">Objectif. Récupérer le pion du personnage objectif adverse rapporte 1 point de victoire supplémentaire.</text:p>
      <text:p text:style-name="Title_20_Shobido_20_2">« Tenir » :</text:p>
      <text:p text:style-name="Corpus_20_A">Objectif. Être maître du terrain à la fin de la partie rapporte 1 point de victoire supplémentaire.</text:p>
      <text:h text:style-name="Title_20_Shobido_20_1" text:outline-level="1"><text:soft-page-break/>détermination de zone</text:h>
      <text:p text:style-name="Title_20_Shobido_20_2">Quand</text:p>
      <text:p text:style-name="Corpus_20_A">1. Durant la préparation d'un scénario pour déterminer les zones de déploiement, de soutien et de retraite de chaque armée. (0)</text:p>
      <text:p text:style-name="Corpus_20_A">2. Durant la phase d'ordre, au moment de l'entrée des réserves, pour toute unité qui active la compétence « parachutage ». (1.2)</text:p>
      <text:p text:style-name="Title_20_Shobido_20_2">comment</text:p>
      <text:p text:style-name="Corpus_20_A">On attribue aux quatre cotés et aux quatre coins de la table une valeur allant de 1 à 8 dans le sens des aiguilles d'une montre en partant d'un coté quelconque, puis on lance un D10. </text:p>
      <text:p text:style-name="Corpus_20_Note"><draw:g text:anchor-type="paragraph" draw:z-index="1" draw:style-name="gr1"><draw:custom-shape draw:style-name="gr2" draw:text-style-name="P7" svg:width="5.04cm" svg:height="5.04cm" svg:x="1.983cm" svg:y="0.439cm"><text:p/><draw:enhanced-geometry svg:viewBox="0 0 21600 21600" draw:mirror-horizontal="false" draw:mirror-vertical="false" draw:type="rectangle" draw:enhanced-path="M 0 0 L 21600 0 21600 21600 0 21600 0 0 Z N"/></draw:custom-shape><draw:custom-shape draw:style-name="gr3" draw:text-style-name="P7" svg:width="4.119cm" svg:height="4.119cm" svg:x="2.443cm" svg:y="0.899cm"><text:p/><draw:enhanced-geometry svg:viewBox="0 0 21600 21600" draw:mirror-horizontal="false" draw:mirror-vertical="false" draw:type="rectangle" draw:enhanced-path="M 0 0 L 21600 0 21600 21600 0 21600 0 0 Z N"/></draw:custom-shape><draw:frame draw:style-name="gr4" draw:text-style-name="P9" svg:width="0.458cm" svg:height="0.458cm" svg:x="7.022cm" svg:y="2.73cm"><draw:text-box><text:p text:style-name="P8"><text:span text:style-name="T8">3</text:span></text:p></draw:text-box></draw:frame><draw:frame draw:style-name="gr5" draw:text-style-name="P9" svg:width="0.458cm" svg:height="0.458cm" svg:x="4.274cm" svg:y="5.478cm"><draw:text-box><text:p text:style-name="P8"><text:span text:style-name="T8">5</text:span></text:p></draw:text-box></draw:frame><draw:frame draw:style-name="gr6" draw:text-style-name="P9" svg:width="0.458cm" svg:height="0.458cm" svg:x="1.526cm" svg:y="5.478cm"><draw:text-box><text:p text:style-name="P8"><text:span text:style-name="T8">6</text:span></text:p></draw:text-box></draw:frame><draw:frame draw:style-name="gr7" draw:text-style-name="P9" svg:width="0.458cm" svg:height="0.458cm" svg:x="7.022cm" svg:y="5.478cm"><draw:text-box><text:p text:style-name="P8"><text:span text:style-name="T8">4</text:span></text:p></draw:text-box></draw:frame><draw:frame draw:style-name="gr8" draw:text-style-name="P9" svg:width="0.458cm" svg:height="0.458cm" svg:x="7.022cm" svg:y="-0.018cm"><draw:text-box><text:p text:style-name="P8"><text:span text:style-name="T8">2</text:span></text:p></draw:text-box></draw:frame><draw:frame draw:style-name="gr9" draw:text-style-name="P9" svg:width="0.458cm" svg:height="0.458cm" svg:x="4.274cm" svg:y="-0.018cm"><draw:text-box><text:p text:style-name="P8"><text:span text:style-name="T8">1</text:span></text:p></draw:text-box></draw:frame><draw:frame draw:style-name="gr10" draw:text-style-name="P9" svg:width="0.458cm" svg:height="0.458cm" svg:x="1.526cm" svg:y="-0.018cm"><draw:text-box><text:p text:style-name="P8"><text:span text:style-name="T8">8</text:span></text:p></draw:text-box></draw:frame><draw:frame draw:style-name="gr11" draw:text-style-name="P9" svg:width="0.458cm" svg:height="0.458cm" svg:x="1.526cm" svg:y="2.73cm"><draw:text-box><text:p text:style-name="P8"><text:span text:style-name="T8">7</text:span></text:p></draw:text-box></draw:frame><draw:frame draw:style-name="gr12" draw:text-style-name="P9" svg:width="3.206cm" svg:height="0.458cm" svg:x="2.898cm" svg:y="2.73cm"><draw:text-box><text:p text:style-name="P8"><text:span text:style-name="T8">Table de Jeu</text:span></text:p></draw:text-box></draw:frame><draw:line draw:style-name="gr13" draw:text-style-name="P10" svg:x1="3.36cm" svg:y1="0.438cm" svg:x2="3.36cm" svg:y2="0.896cm"><text:p/></draw:line><draw:line draw:style-name="gr14" draw:text-style-name="P10" svg:x1="1.986cm" svg:y1="1.813cm" svg:x2="2.444cm" svg:y2="1.813cm"><text:p/></draw:line><draw:line draw:style-name="gr15" draw:text-style-name="P10" svg:x1="3.36cm" svg:y1="5.478cm" svg:x2="3.36cm" svg:y2="5.02cm"><text:p/></draw:line><draw:line draw:style-name="gr16" draw:text-style-name="P10" svg:x1="5.647cm" svg:y1="0.438cm" svg:x2="5.647cm" svg:y2="0.896cm"><text:p/></draw:line><draw:line draw:style-name="gr17" draw:text-style-name="P10" svg:x1="5.647cm" svg:y1="5.02cm" svg:x2="5.647cm" svg:y2="5.478cm"><text:p/></draw:line><draw:line draw:style-name="gr18" draw:text-style-name="P10" svg:x1="1.986cm" svg:y1="4.101cm" svg:x2="2.444cm" svg:y2="4.101cm"><text:p/></draw:line><draw:line draw:style-name="gr19" draw:text-style-name="P10" svg:x1="6.565cm" svg:y1="1.813cm" svg:x2="7.023cm" svg:y2="1.813cm"><text:p/></draw:line><draw:line draw:style-name="gr20" draw:text-style-name="P10" svg:x1="6.565cm" svg:y1="4.101cm" svg:x2="7.023cm" svg:y2="4.101cm"><text:p/></draw:line><draw:line draw:style-name="gr21" draw:text-style-name="P10" svg:x1="6.565cm" svg:y1="2.271cm" svg:x2="7.023cm" svg:y2="1.813cm"><text:p/></draw:line><draw:line draw:style-name="gr22" draw:text-style-name="P10" svg:x1="6.565cm" svg:y1="2.497cm" svg:x2="7.023cm" svg:y2="2.039cm"><text:p/></draw:line><draw:line draw:style-name="gr23" draw:text-style-name="P10" svg:x1="6.565cm" svg:y1="2.73cm" svg:x2="7.023cm" svg:y2="2.272cm"><text:p/></draw:line><draw:line draw:style-name="gr24" draw:text-style-name="P10" svg:x1="6.565cm" svg:y1="2.959cm" svg:x2="7.023cm" svg:y2="2.501cm"><text:p/></draw:line><draw:line draw:style-name="gr25" draw:text-style-name="P10" svg:x1="6.565cm" svg:y1="3.185cm" svg:x2="7.023cm" svg:y2="2.727cm"><text:p/></draw:line><draw:line draw:style-name="gr26" draw:text-style-name="P10" svg:x1="6.565cm" svg:y1="3.415cm" svg:x2="7.023cm" svg:y2="2.957cm"><text:p/></draw:line><draw:line draw:style-name="gr27" draw:text-style-name="P10" svg:x1="6.565cm" svg:y1="3.646cm" svg:x2="7.023cm" svg:y2="3.188cm"><text:p/></draw:line><draw:line draw:style-name="gr28" draw:text-style-name="P10" svg:x1="6.565cm" svg:y1="3.873cm" svg:x2="7.023cm" svg:y2="3.415cm"><text:p/></draw:line><draw:line draw:style-name="gr29" draw:text-style-name="P10" svg:x1="6.565cm" svg:y1="4.104cm" svg:x2="7.023cm" svg:y2="3.646cm"><text:p/></draw:line><draw:line draw:style-name="gr30" draw:text-style-name="P10" svg:x1="6.565cm" svg:y1="2.042cm" svg:x2="6.794cm" svg:y2="1.813cm"><text:p/></draw:line><draw:line draw:style-name="gr31" draw:text-style-name="P10" svg:x1="6.792cm" svg:y1="4.104cm" svg:x2="7.021cm" svg:y2="3.875cm"><text:p/></draw:line></draw:g></text:p>
      <text:p text:style-name="Corpus_20_Note">Un résultat compris entre 1 et 8 indique une zone correspondante.</text:p>
      <text:p text:style-name="Corpus_20_Note">Un résultat de 9 n'a pas de correspondance, le joueur choisi la zone de son choix.</text:p>
      <text:p text:style-name="Corpus_20_Note">Un résultat de 10 n'a pas de correspondance, le joueur place un pion « zone » n'importe où sur le terrain, la zone s'étend sur un rayon de 5ps autour du pion.</text:p>
      <text:p text:style-name="Corpus_20_A">Les plages de résultats sont donc :</text:p>
      <text:p text:style-name="Corpus_20_Note">1 à 8 : zone correspondante.</text:p>
      <text:p text:style-name="Corpus_20_Note">9 : zone au choix.</text:p>
      <text:p text:style-name="Corpus_20_Note">10 : création d'une zone de 5ps de rayon n'importe où sur le terrain.</text:p>
      <text:p text:style-name="Title_20_Shobido_20_2">annexe</text:p>
      <text:p text:style-name="Corpus_20_A">Sur le schéma la zone <text:s/>qui correspond au résultat 3 est hachurée. </text:p>
      <text:p text:style-name="Corpus_20_A">Une zone a une largeur de 6ps à partir du bord de table, et une longueur qui est fonction de la longueur de la table. Toutes les zones doivent avoir à peu près la même longueur.</text:p>
      <text:p text:style-name="Corpus_20_A">La zone déterminée pour un parachutage est spécifique à ce parachutage, tout autre unité qui utilise la compétence parachutage effectue un autre jet de détermination de zone.</text:p>
      <text:p text:style-name="Corpus_20_A">Les zones de déploiement, soutien et retraite sont déterminées pour chaque contingent avant le début de la bataille <text:s/>et sont définitives. Il est pratique et donc conseillé d'utiliser un pion pour marquer chacune de ces zones, d'autant plus s'il s'agit d'une zone spéciale obtenu par un résultat de 10 et qui peut donc être située n'importe où sur le terrain.</text:p>
      <text:p text:style-name="Corpus_20_A">Il existe 4 types de zones : </text:p>
      <text:p text:style-name="Corpus_20_A">1. Zone de déploiement</text:p>
      <text:p text:style-name="Corpus_20_A">2. Zone de soutien</text:p>
      <text:p text:style-name="Corpus_20_A">3. Zone de retraite</text:p>
      <text:p text:style-name="Corpus_20_A">4. Zone de parachutage</text:p>
      <text:p text:style-name="Corpus_20_A">La zone de déploiement sert au placement avant la bataille</text:p>
      <text:p text:style-name="Corpus_20_A">La zone de soutien sert au moment de l'entrée des réserves pendant la bataille</text:p>
      <text:p text:style-name="Corpus_20_A">La zone de retraite sert pour faire sortir des unités pendant la bataille</text:p>
      <text:p text:style-name="Corpus_20_A">Les zones de parachutages sont propres à chaque unité qui utilise la compétence, ce sont des zones aléatoires d'entrée des réserves possédant la compétence « parachutage ». Il n'est pas nécessaire de marquer les zones de parachutages puisqu'elles sont à usage immédiat et unique.</text:p>
      <text:h text:style-name="Title_20_Shobido_20_1" text:outline-level="1"><text:soft-page-break/>entrée des réserves</text:h>
      <text:p text:style-name="Title_20_Shobido_20_2">quand</text:p>
      <text:p text:style-name="Corpus_20_A">Durant la phase d'ordres, au moment de la gestion des réserves, après avoir annoncé vouloir faire rentrer des réserves. (1.2)</text:p>
      <text:p text:style-name="Title_20_Shobido_20_2">comment</text:p>
      <text:p text:style-name="Corpus_20_A">Utilisez 1 point de soutien.</text:p>
      <text:p text:style-name="Corpus_20_A">Lancez 1D10 et additionnez le numéro du tour auquel est effectué le jet :</text:p>
      <text:p text:style-name="Corpus_20_Note">Si le résultat est égal à 1, vous <text:span text:style-name="T7">devez</text:span> déployer vos réserves dès maintenant dans la zone de soutien, mais vos <text:s/>unités actuellement situées dans votre zone de déploiement sont retirées du terrain. Ces unités suivent maintenant toutes les règles associés à des unités en réserve et ne peuvent être déployé qu'à la suite d'un test d'entrée des réserve réussi, dans la zone de déploiement.</text:p>
      <text:p text:style-name="Corpus_20_Note">Si le résultat est supérieur ou égal à 2 mais inférieur ou égal à 4, vos troupes de réserve ne peuvent pas être déployées à ce tour et vous perdez 2 points de soutien à la place d'un seul pour ce jet.</text:p>
      <text:p text:style-name="Corpus_20_Note">Si le résultat est supérieur ou égal à 5 mais inférieur ou égal à 7, vos troupes de réserve ne peuvent pas être déployées à ce tour.</text:p>
      <text:p text:style-name="Corpus_20_Note">Si le résultat est égal à 8, vous ne perdez pas de point de soutien pour ce jet.</text:p>
      <text:p text:style-name="Corpus_20_Note">Si le résultat est égal à 9, vos troupes de réserve peuvent être déployées à ce tour mais dans une zone adjacente à votre zone de soutien, choisie par votre adversaire.</text:p>
      <text:p text:style-name="Corpus_20_Note">Si le résultat est supérieur ou égal à 10 mais inférieur ou égal à 13, vos troupes de réserve peuvent être déployées dans votre zone de soutien durant cette phase.</text:p>
      <text:p text:style-name="Corpus_20_Note">Si le résultat est égal à 14 ou 15, vos troupes de réserve peuvent être déployées dans votre zone de soutien ou dans une zone adjacente à celle ci si vous le désirez durant cette phase.</text:p>
      <text:p text:style-name="Corpus_20_Note">Si le résultat est supérieur ou égal à 16, vos troupes de réserve peuvent être déployées par votre zone de soutien ou n'importe quel zone de bord de terrain durant cette phase.</text:p>
      <text:p text:style-name="Corpus_20_A">Les plages de résultats sont donc :</text:p>
      <text:p text:style-name="Corpus_20_Note">1 – Inversion déployés/réservés</text:p>
      <text:p text:style-name="Corpus_20_Note">2 à 4 – Perte de 1 point de soutien supplémentaire</text:p>
      <text:p text:style-name="Corpus_20_Note">5 à 7 - Rien</text:p>
      <text:p text:style-name="Corpus_20_Note">8 – Récupération du point de soutien utilisé pour effectuer ce jet</text:p>
      <text:p text:style-name="Corpus_20_Note">9 – Entrée par zone adjacente choisie par l'adversaire</text:p>
      <text:p text:style-name="Corpus_20_Note">10 à 13 – Entrée en zone de soutien</text:p>
      <text:p text:style-name="Corpus_20_Note">14 à 15 – Entrée par zone de soutien ou éventuellement par zone adjacente choisie par le joueur</text:p>
      <text:p text:style-name="Corpus_20_Note">16 et + – Entrée par une zone au choix du joueur.</text:p>
      <text:p text:style-name="Title_20_Shobido_20_2">Annexe</text:p>
      <text:p text:style-name="Corpus_20_A">Toutes les troupes de réserve déployées par un joueur durant un tour doivent l'être dans une seule zone; à l'exception des unités parachutistes qui peuvent éventuellement se déployer dans une zone qui leur est propre. Le déploiement d'un parachutiste est cependant soumis comme toutes les autres unités à l'entrée de réserve (résultats de 9 à 16)</text:p>
      <text:p text:style-name="Corpus_20_A">Vous disposez de 3 points de soutien au début de chaque bataille.</text:p>
      <text:p text:style-name="P5">Chaque point de soutien peut-être utilisé pour effectuer un jet d'entrée des réserves.</text:p>
      <text:p text:style-name="Corpus_20_A">Le nombre de jet peut varier du fait de résultats spéciaux : les résultats de 2 à 4 font perdre 2 points de soutien d'un seul coup, et le résultat de 8 permettent de récupérer le point dépensé par le jet.</text:p>
      <text:p text:style-name="Corpus_20_A">Les jets effectués durant la préparation de la bataille n'obtiennent pas de bonus et sont donc simplement égaux au résultat du jet de D10.</text:p>
      <text:p text:style-name="Corpus_20_A">Les jets effectués durant le tour préliminaire obtiennent un bonus de 1 au jet de D10.</text:p>
      <text:p text:style-name="Corpus_20_A">Les jets effectués durant les autres tours de jeu obtiennent le bonus du numéro du tour auquel ils sont effectués. Au tour 1 bonus de 1 au jet de D10, au tour 2 bonus de 2 au jet de D10, et ainsi de suite...</text:p>
      <text:h text:style-name="Title_20_Shobido_20_1" text:outline-level="1"><text:soft-page-break/>attribution aléatoire d'ordre</text:h>
      <text:p text:style-name="Title_20_Shobido_20_2">Quand</text:p>
      <text:p text:style-name="Corpus_20_A">Durant la phase d'ordre, au moment de la modification des ordres lorsqu'un personnage active la compétence « radio » sans succès. (1.4)</text:p>
      <text:p text:style-name="Corpus_20_A">Durant la phase d'ordre, au moment de la modification des ordres pour toute unité affligée de la compétence « dingue ». (1.4)</text:p>
      <text:p text:style-name="Title_20_Shobido_20_2">comment</text:p>
      <text:p text:style-name="Corpus_20_A">Lancez 1D10.</text:p>
      <text:p text:style-name="Corpus_20_Note">Si le résultat du D10 est inférieur à 3, l'unité reçoit l'ordre « tir appuyé ».</text:p>
      <text:p text:style-name="Corpus_20_Note">Si le résultat du D10 est superieur ou égal à 3 mais inferieur à 5, l'unité reçoit l'ordre « manoeuvre ».</text:p>
      <text:p text:style-name="Corpus_20_Note">Si le résultat du D10 est superieur ou égal à 5 mais inferieur à 7, l'unité reçoit l'ordre « mouvement ».</text:p>
      <text:p text:style-name="Corpus_20_Note">Si le résultat du D10 est supérieur ou égal à 7, l'unité reçoit l'ordre « déplacement ».</text:p>
      <text:p text:style-name="Corpus_20_A">Les plages de résultats sont donc :</text:p>
      <text:p text:style-name="Corpus_20_Note">1 à 2 « tir appuyé »</text:p>
      <text:p text:style-name="Corpus_20_Note">3 à 4 « manœuvre »</text:p>
      <text:p text:style-name="Corpus_20_Note">5 à 6 « mouvement »</text:p>
      <text:p text:style-name="Corpus_20_Note">7 à 10 « déplacement »</text:p>
      <text:p text:style-name="Title_20_Shobido_20_2">annexe</text:p>
      <text:p text:style-name="Corpus_20_A">Un ordre attribué aléatoirement ne peut pas être modifié.</text:p>
      <text:h text:style-name="Title_20_Shobido_20_1" text:outline-level="1">détermination de l'alpha et de l'<text:span text:style-name="T2">oméga</text:span></text:h>
      <text:p text:style-name="Corpus_20_A">Pour déterminer une priorité dans la résolution des actions entreprises par des soldats ennemis dont l'initiative est égale.</text:p>
      <text:p text:style-name="Corpus_20_A">A valeur d'initiative égale, les unités du joueur « Alpha » ont la priorité sur les unités du joueur « Oméga ».</text:p>
      <text:p text:style-name="Title_20_Shobido_20_2">Quand</text:p>
      <text:p text:style-name="Corpus_20_A">1. Au début de la phase de mouvement. (2.0)</text:p>
      <text:p text:style-name="Corpus_20_A">2. Au début de la phase de tir. (3.0)</text:p>
      <text:p text:style-name="Corpus_20_A">3. Au début de la phase de corps à corps. (4.0)</text:p>
      <text:p text:style-name="Title_20_Shobido_20_2">Comment</text:p>
      <text:p text:style-name="Corpus_20_A">Pour déterminer l'Alpha et l'Oméga chaque joueur lance 1D10.</text:p>
      <text:p text:style-name="Corpus_20_Note">Le joueur qui obtient le score maximum est déclaré « Alpha » pour cette phase.</text:p>
      <text:p text:style-name="Corpus_20_Note">Le joueur qui obtient le score moindre est déclaré « Oméga » pour cette phase.</text:p>
      <text:p text:style-name="Corpus_20_A">Si les joueurs obtiennent le même score, ils relancent jusqu'à être départagés.</text:p>
      <text:p text:style-name="Title_20_Shobido_20_2">Annexe</text:p>
      <text:p text:style-name="Corpus_20_A">La distinction « Alpha » et « Oméga » n'a aucune incidence sur les « tirs d'interception » qui ne dépendent que de la valeur d'initiative et de la phase auquel ils sont effectués.</text:p>
      <text:p text:style-name="Corpus_20_A"/>
      <text:h text:style-name="Title_20_Shobido_20_1" text:outline-level="1"><text:soft-page-break/>Déplacement</text:h>
      <text:p text:style-name="Title_20_Shobido_20_2">quand</text:p>
      <text:p text:style-name="Corpus_20_A">Durant la phase de mouvement, pour toute unité ayant reçu un ordre de « déplacement ». (2)</text:p>
      <text:p text:style-name="Title_20_Shobido_20_2">comment</text:p>
      <text:p text:style-name="Corpus_20_A">Lancez 2D6 et ajoutez le meilleur des deux résultats au mouvement normal de l'unité.</text:p>
      <text:p text:style-name="Corpus_20_Note">Déplacement = Mv+max(D6;D6)</text:p>
      <text:p text:style-name="Title_20_Shobido_20_3">articles connexes :</text:p>
      <text:p text:style-name="Title_20_Shobido_20_2">« Cavalerie » :</text:p>
      <text:p text:style-name="Corpus_20_A">Désigne une compétence.</text:p>
      <text:p text:style-name="Corpus_20_A">Le soldat se déplace de « Mv+max(D10;D10) » au lieu de « Mv+max(D6;D6) » lorsqu'il reçoit un ordre de « déplacement ».</text:p>
      <text:p text:style-name="Corpus_20_A">En revanche il ne peut pas recevoir l'ordre « tir appuyé » et ne reçoit aucun « modificateur de camouflage » quel que soit son ordre. </text:p>
      <text:h text:style-name="Title_20_Shobido_20_1" text:outline-level="1">Test de sauvegarde</text:h>
      <text:p text:style-name="Title_20_Shobido_20_2">Quand</text:p>
      <text:p text:style-name="Corpus_20_A">Quand un soldat est touché.</text:p>
      <text:p text:style-name="Corpus_20_A">Cela peut-être à la suite :</text:p>
      <text:p text:style-name="Corpus_20_Note">1. De l'explosion d'une grenade (2)</text:p>
      <text:p text:style-name="Corpus_20_Note">2. D'un « écrasement » (2)</text:p>
      <text:p text:style-name="Corpus_20_Note">3. D'un tir (3)</text:p>
      <text:p text:style-name="Corpus_20_Note">4. D'un corps à corps (4)</text:p>
      <text:p text:style-name="Corpus_20_Note">5. D'une explosion (2)(5.2)</text:p>
      <text:p text:style-name="Corpus_20_Note">6. D'un contact avec un nuage de gaz (2)(5.3)</text:p>
      <text:p text:style-name="Title_20_Shobido_20_2">COMMENT</text:p>
      <text:p text:style-name="Corpus_20_A">Comparez la « sauvegarde » du soldat, au résultat d'un D10 additionné du « modificateur de sauvegarde » de l'arme utilisée.</text:p>
      <text:p text:style-name="Corpus_20_Note">Si le résultat du jet de D10 additionné du modificateur est supérieur ou égal à la « sauvegarde », le soldat n'est pas blessé. Il doit néanmoins faire un « test de blocage » s'il est « valide ». </text:p>
      <text:p text:style-name="Corpus_20_Note">Si au contraire le jet de D10 additionné du modificateur est inférieur à la sauvegarde, le soldat est blessé. Il doit effectuer un « jet de blessure ».</text:p>
      <text:p text:style-name="Corpus_20_A">Les plages de résultats sont donc :</text:p>
      <text:p text:style-name="Corpus_20_Note">D10 + Mod Svg <text:span text:style-name="T3"></text:span> Svg : « test de blocage » si « valide »</text:p>
      <text:p text:style-name="Corpus_20_Note">D10 + Mod Svg &lt; Svg : « jet de blessure »</text:p>
      <text:p text:style-name="Title_20_Shobido_20_2">ANNEXE</text:p>
      <text:p text:style-name="Corpus_20_A">Un soldat touché par un « écrasement » effectue un « test de sauvegarde » avec un modificateur de sauvegarde de -5.</text:p>
      <text:h text:style-name="Title_20_Shobido_20_1" text:outline-level="1"><text:soft-page-break/>Test de blocage : </text:h>
      <text:p text:style-name="Title_20_Shobido_20_2">Quand </text:p>
      <text:p text:style-name="Corpus_20_A">1. Quand un soldat « valide » est touché mais qu'il réussit son « test de sauvegarde ». (2)(3)(4)</text:p>
      <text:p text:style-name="Corpus_20_A">2. Pour chaque soldat « bloqué » au moment du déblocage. (5.6)</text:p>
      <text:p text:style-name="Title_20_Shobido_20_2">comment</text:p>
      <text:p text:style-name="Corpus_20_A">Comparez le « commandement » du soldat avec le résultat d'un D10.</text:p>
      <text:p text:style-name="Corpus_20_Note">Si le résultat du D10 est supérieur ou égal au « commandement » du soldat, le soldat est déclaré « valide ».</text:p>
      <text:p text:style-name="Corpus_20_Note">Si le résultat du D10 est inférieur au « commandement » du soldat, le soldat est déclaré « bloqué ».</text:p>
      <text:p text:style-name="Corpus_20_A">Les plages de résultats sont donc :</text:p>
      <text:p text:style-name="Corpus_20_Note">D10 <text:span text:style-name="T3"></text:span> Cd : « valide »</text:p>
      <text:p text:style-name="Corpus_20_Note">D10 &lt; Cd : « bloqué »</text:p>
      <text:p text:style-name="Title_20_Shobido_20_2">Annexe</text:p>
      <text:p text:style-name="Corpus_20_A">Un soldat « au tapis » n'est jamais concerné par un « test de blocage », l'état « au tapis » étant plus grave que « bloqué ».</text:p>
      <text:p text:style-name="Corpus_20_A">La valeur de « commandement » peut être modifiée par un personnage alentour.</text:p>
      <text:p text:style-name="Title_20_Shobido_20_3">Articles connexes :</text:p>
      <text:p text:style-name="Title_20_Shobido_20_2">« Bloqué » :</text:p>
      <text:p text:style-name="Corpus_20_A">Désigne un état de prostration, qui empêche le soldat de continuer à agir. On signale l'état « bloqué » d'un soldat soit par un pion dédié à cet effet, soit en couchant le soldat sur le dos.</text:p>
      <text:p text:style-name="Corpus_20_A">Un soldat « bloqué » perd l'ordre qu'il possède et jusqu'à ce qu'il soit débloqué il ne peut plus en recevoir.</text:p>
      <text:p text:style-name="Corpus_20_A">Il ne peut effectuer aucune action d'aucune sorte et ne peut utiliser aucune compétence ou aptitude excepté « implacable », mais il effectue un « test de blocage » à la fin de chaque tour durant la phase de déblocage, jusqu'à ce que son état évolue.</text:p>
      <text:p text:style-name="Corpus_20_A">Un soldat bloqué pris pour cible par un tir bénéficie d'un « modificateur de camouflage » de -2 et de -3 s'il bénéficie de la compétence « camouflage ».</text:p>
      <text:p text:style-name="Corpus_20_A">Un soldat bloqué s'il est engagé en corps à corps est automatiquement débloqué et retrouve un état « valide » immédiatement, il combat néanmoins avec un malus de -2 à sa CC pour ce tour.</text:p>
      <text:p text:style-name="Title_20_Shobido_20_2">« Valide » :</text:p>
      <text:p text:style-name="Corpus_20_A">Désigne l'état normal d'un soldat, est « valide » tout soldat présent sur le champs de bataille qui n'est ni « bloqué », ni « au tapis ».</text:p>
      <text:p text:style-name="Corpus_20_A">Un soldat valide peut recevoir un ordre et effectuer les actions qui y sont associées avec les modificateurs qui y sont associés.</text:p>
      <text:p text:style-name="Corpus_20_A">Un soldat valide peut utiliser ses compétences et ses aptitudes.</text:p>
      <text:p text:style-name="Title_20_Shobido_20_2">« Implacable » :</text:p>
      <text:p text:style-name="Corpus_20_A">Désigne une compétence.</text:p>
      <text:p text:style-name="Corpus_20_A">Certains soldats bénéficient de la compétence « implacable » qui leur permet de considérer le « test de blocage » comme un succès sans même avoir à lancer le dé.</text:p>
      <text:h text:style-name="Title_20_Shobido_20_1" text:outline-level="1"><text:soft-page-break/>jet de blessure</text:h>
      <text:p text:style-name="Title_20_Shobido_20_2">Quand</text:p>
      <text:p text:style-name="Corpus_20_A">1. Quand un soldat est touché et qu'il rate son « test de sauvegarde ». (2)(3)(4)</text:p>
      <text:p text:style-name="Corpus_20_A">2. Pour chaque soldat « au tapis » au moment des soins. (5.7)</text:p>
      <text:p text:style-name="Title_20_Shobido_20_2">Comment</text:p>
      <text:p text:style-name="Corpus_20_A">Lancez un D10.</text:p>
      <text:p text:style-name="Corpus_20_Note">Si le résultat du D10 est inférieur à 3, le soldat est déclaré « bloqué ».</text:p>
      <text:p text:style-name="Corpus_20_Note">Si le résultat du D10 est supérieur ou égal à 3 mais inférieur à 6, le soldat est déclaré « au tapis ».</text:p>
      <text:p text:style-name="Corpus_20_Note">Si le résultat du D10 est supérieur ou égal à 6, le soldat est déclaré « hors combat ».</text:p>
      <text:p text:style-name="Corpus_20_A">Les plages de résultats sont donc :</text:p>
      <text:p text:style-name="Corpus_20_Note">1 à 2 « bloqué »</text:p>
      <text:p text:style-name="Corpus_20_Note">3 à 5 « au tapis »</text:p>
      <text:p text:style-name="Corpus_20_Note">6 à 10 « hors combat »</text:p>
      <text:p text:style-name="Title_20_Shobido_20_2">annexe</text:p>
      <text:p text:style-name="Corpus_20_A">Un soldat « au tapis » qui effectue un nouveau « jet de blessure » suite à un tir quelconque ignore les résultats « bloqué ».</text:p>
      <text:p text:style-name="Corpus_20_A">Il est bien évident qu'un personnage au tapis ne peut pas voir son état s'améliorer suite à un tir supplémentaire faisant mouche. En revanche il est tout à fait possible qu'il soit terrassé par la nouvelle salve.</text:p>
      <text:p text:style-name="Title_20_Shobido_20_3">Articles connexes :</text:p>
      <text:p text:style-name="Title_20_Shobido_20_2">« endurance » :</text:p>
      <text:p text:style-name="Corpus_20_A">La compétence « endurance » modifie les plages de résultat du « jet de blessure » en :</text:p>
      <text:p text:style-name="Corpus_20_Note">1 à 3 « bloqué »</text:p>
      <text:p text:style-name="Corpus_20_Note">4 à 6 « au tapis »</text:p>
      <text:p text:style-name="Corpus_20_Note">7 à 10 « hors combat »</text:p>
      <text:p text:style-name="Title_20_Shobido_20_2">« drone » :</text:p>
      <text:p text:style-name="Corpus_20_A">La compétence « drone » modifie les plages de résultat du « jet de blessure » en :</text:p>
      <text:p text:style-name="Corpus_20_Note">1 à 2 « bloqué »</text:p>
      <text:p text:style-name="Corpus_20_Note">3 à 7 « au tapis »</text:p>
      <text:p text:style-name="Corpus_20_Note">8 à 10 « hors combat »</text:p>
      <text:p text:style-name="Title_20_Shobido_20_2">« hors combat »</text:p>
      <text:p text:style-name="Corpus_20_A">Désigne indifféremment un état de souffrance proche de la mort ou la mort elle même. Le soldat « hors combat » est, comme son nom l'indique, définitivement incapable de combattre.</text:p>
      <text:p text:style-name="Corpus_20_A">Un soldat « hors combat » est retiré du champs de bataille.</text:p>
      <text:p text:style-name="Title_20_Shobido_20_2">« au tapis »</text:p>
      <text:p text:style-name="Corpus_20_A">Désigne un état de souffrance qui ne permet pas le combat mais qui n'exclut pas une éventuelle récupération. On signale l'état « au tapis » d'un soldat soit par un pion dédié à cet effet, soit en couchant le soldat sur le dos et en lui adjoignant de préférence une tache de sang.</text:p>
      <text:p text:style-name="Corpus_20_A">Un soldat « au tapis » perd l'ordre qu'il possède et jusqu'à ce qu'il soit « valide » à nouveau il ne peut plus en recevoir.</text:p>
      <text:p text:style-name="Corpus_20_A">Il ne peut effectuer aucune action d'aucune sorte et ne peut utiliser aucune compétence ou aptitude excepté « endurance » et « drone », mais il effectue un « jet de blessure » à la fin de chaque tour durant la phase de soins, jusqu'à ce que son état évolue.</text:p>
      <text:p text:style-name="Corpus_20_A">Un soldat « au tapis » pris pour cible par un tir bénéficie d'un « modificateur de camouflage » de -2.</text:p>
      <text:p text:style-name="Corpus_20_A">Un soldat « au tapis » s'il est engagé en corps à corps est mis « hors combat ».</text:p>
      <text:h text:style-name="Title_20_Shobido_20_1" text:outline-level="1"><text:soft-page-break/>Test d'assaut</text:h>
      <text:p text:style-name="Title_20_Shobido_20_2">Quand</text:p>
      <text:p text:style-name="Corpus_20_A">Durant la phase de mouvement : (2)</text:p>
      <text:p text:style-name="Corpus_20_Note">1. Lorsqu'un fantassin disposant d'une arme de corps à corps ou de la compétence « grenade A » et ayant reçu un ordre de « manœuvre » ou de « mouvement » entre en contact avec un blindé et qu'il désire tenter un assaut.</text:p>
      <text:p text:style-name="Corpus_20_Note">2. Lorsqu'un fantassin disposant d'une arme de corps à corps ou de la compétence « grenade A » est victime d'un écrasement et qu'il désire tenter un assaut.</text:p>
      <text:p text:style-name="Corpus_20_Note">3. Lorsqu'un véhicule disposant d'un « éventreur » entre en contact avec un blindé et qu'il désire tenter un assaut.</text:p>
      <text:p text:style-name="Title_20_Shobido_20_2">Comment</text:p>
      <text:p text:style-name="Corpus_20_A">Comparez le résultat d'1D10 à une valeur fixée en fonction du mouvement du véhicule assailli.</text:p>
      <text:p text:style-name="Corpus_20_Note">Si le véhicule bouge de moins de 6ps, le résultat du D10 doit être supérieur ou égal à 3 pour que l'assaut soit un succès.</text:p>
      <text:p text:style-name="Corpus_20_Note">Si le véhicule bouge de 6ps à 14ps, le résultat du D10 doit être supérieur ou égal à 5 pour que l'assaut soit un succès.</text:p>
      <text:p text:style-name="Corpus_20_Note">Si le véhicule bouge de 15ps à 30ps, le résultat du D10 doit être supérieur ou égal à 7 pour que l'assaut soit un succès.</text:p>
      <text:p text:style-name="Corpus_20_Note">Si le véhicule bouge de plus de 30ps, le résultat du D10 doit être supérieur ou égal à 9 pour que l'assaut soit un succès.</text:p>
      <text:p text:style-name="Corpus_20_A">Les plages de résultats sont donc :</text:p>
      <text:p text:style-name="Corpus_20_Note">3+ si le véhicule bouge de moins de 6ps.</text:p>
      <text:p text:style-name="Corpus_20_Note">5+ si le véhicule bouge de 6ps à 14ps.</text:p>
      <text:p text:style-name="Corpus_20_Note">7+ si le véhicule bouge de 15ps à 30ps.</text:p>
      <text:p text:style-name="Corpus_20_Note">9+ si le véhicule bouge de plus de 30ps.</text:p>
      <text:p text:style-name="Title_20_Shobido_20_2">Annexe</text:p>
      <text:p text:style-name="Corpus_20_A">Un fantassin dont l'« assaut » est un succès et qui dispose d'une arme de corps à corps effectue un « jet de dégâts groupés » sur le blindé qu'il attaque.</text:p>
      <text:p text:style-name="Corpus_20_A">Un fantassin dont l'« assaut » est un succès et qui dispose de la compétence « grenade A » peut fixer une grenade antichar au blindé. La fixation de la grenade remplace l'utilisation de son arme de corps à corps s'il en possède une.</text:p>
      <text:p text:style-name="Corpus_20_A">Une grenade antichar fixée explose durant la phase de ralliement (5.1). On effectue alors un « jet de dégâts groupés » sur le blindé avec les caractéristiques de la grenade.</text:p>
      <text:p text:style-name="Corpus_20_A">Une grenade antichar fixée sur un affut entraine automatiquement sa destruction durant la phase de ralliement.</text:p>
      <text:p text:style-name="Corpus_20_A">Un fantassin dont l'« assaut » est un échec doit effectuer un « test d'initiative ». S'il échoue ce « test d'initiative » il doit effectuer un « jet de blessure ».</text:p>
      <text:p text:style-name="Title_20_Shobido_20_3">Articles connexes :</text:p>
      <text:p text:style-name="Title_20_Shobido_20_2">éventreur</text:p>
      <text:p text:style-name="Corpus_20_A">Pénétration : +2</text:p>
      <text:p text:style-name="Corpus_20_A">Charge explosive : +3</text:p>
      <text:p text:style-name="Title_20_Shobido_20_2">Grenade antichar a fusion :</text:p>
      <text:p text:style-name="Corpus_20_A">Pénétration : +3</text:p>
      <text:p text:style-name="Corpus_20_A">Charge explosive : 0</text:p>
      <text:p text:style-name="Title_20_Shobido_20_2">Grenade antichar à plasma</text:p>
      <text:p text:style-name="Corpus_20_A">Pénétration : -1</text:p>
      <text:p text:style-name="Corpus_20_A">Charge explosive : +2</text:p>
      <text:p text:style-name="Corpus_20_A"/>
      <text:h text:style-name="Title_20_Shobido_20_1" text:outline-level="1"><text:soft-page-break/>Jet de dégâts groupés</text:h>
      <text:p text:style-name="Title_20_Shobido_20_2">Quand</text:p>
      <text:p text:style-name="Corpus_20_A">1. Quand un blindé est victime d'un assaut avec une arme de corps à corps. (2)</text:p>
      <text:p text:style-name="Corpus_20_A">2. Quand un blindé entre en collision avec un élément du décor. (2)</text:p>
      <text:p text:style-name="Corpus_20_A">3. Quand un blindé est touché par un tir. (3)</text:p>
      <text:p text:style-name="Corpus_20_A">4. Quand une grenade antichar fixée sur un blindé explose. (5.1)</text:p>
      <text:p text:style-name="Corpus_20_A">5. Quand un véhicule « antigrav » est l'objet d'un « crash ».</text:p>
      <text:p text:style-name="Title_20_Shobido_20_2">comment</text:p>
      <text:p text:style-name="Corpus_20_A">Lancez simultanément un D10 et un D6.</text:p>
      <text:p text:style-name="Corpus_20_A">Le meilleur résultat est ajouté au « perçage » de l'arme utilisée, et constitue le « jet de perçage ».</text:p>
      <text:p text:style-name="Corpus_20_A">Le résultat moindre est ajouté à la « charge » de l'arme utilisée, et constitue le « jet de charge explosive ».</text:p>
      <text:p text:style-name="Corpus_20_Note">Si le « jet de perçage » est strictement inférieur à la « résistance » du véhicule le tir est sans effet.</text:p>
      <text:p text:style-name="Corpus_20_Note">Si le « jet de perçage » est compris entre la valeur de « résistance » du véhicule et la somme <text:s/>de la valeur de « résistance » et de « blindage » du véhicule, les dégâts sont « externes ». On effectue un « jet de localisation » « externe » sur le tableau relatif au véhicule (cf « tableau de localisation »). On retranche alors, sur la fiche du véhicule, un nombre de « points » égal au « jet de charge explosive » aux « points » restants dans l'« ensemble » concerné.</text:p>
      <text:p text:style-name="Corpus_20_Note">Si le « jet de perçage » est strictement supérieur à la somme <text:s/>de la valeur de « résistance » et de « blindage » du véhicule, les dégâts sont « internes », le véhicule perd un « point » de « blindage » et effectue un « jet de localisation » « interne » sur le tableau relatif au véhicule (cf « tableau de localisation »). On retranche alors, sur la fiche du véhicule, un nombre de « points » égal au « jet de charge explosive » aux « points » restants dans l'« ensemble » concerné.</text:p>
      <text:p text:style-name="Corpus_20_A">Les plages de résultats sont donc :</text:p>
      <text:p text:style-name="Corpus_20_Note">P <text:span text:style-name="T1">&lt;</text:span> R <text:s/>: tir sans effet</text:p>
      <text:p text:style-name="Corpus_20_Note">R <text:span text:style-name="T3"></text:span> P <text:span text:style-name="T3"></text:span> R+B : localisation externe des dégâts et C « points » retirés à l'ensemble concerné.</text:p>
      <text:p text:style-name="Corpus_20_Note">P <text:span text:style-name="T1">&gt;</text:span> R+B : localisation interne des dégâts, perte de 1 point de blindage, et C « points » retirés à l'ensemble concerné.</text:p>
      <text:p text:style-name="Corpus_20_A">Avec :</text:p>
      <text:p text:style-name="Corpus_20_Note">P pour « perçage »</text:p>
      <text:p text:style-name="Corpus_20_Note">R pour « résistance »</text:p>
      <text:p text:style-name="Corpus_20_Note">B pour « blindage »</text:p>
      <text:p text:style-name="Corpus_20_Note">C pour « charge explosive »</text:p>
      <text:h text:style-name="Title_20_Shobido_20_1" text:outline-level="1"><text:soft-page-break/>jet de localisation</text:h>
      <text:p text:style-name="Title_20_Shobido_20_2">quand</text:p>
      <text:p text:style-name="Corpus_20_A">Quand un « jet de perçage » est supérieur ou égale à la résistance d'un blindé. (2)(3)(5.1)</text:p>
      <text:p text:style-name="Corpus_20_A">Externe quand le « jet de perçage » est compris entre la résistance et la résistance additionnée du blindage du blindé.</text:p>
      <text:p text:style-name="Corpus_20_A">Interne quand le « jet de perçage » est supérieur à la résistance additionnée du blindage du blindé.</text:p>
      <text:p text:style-name="Title_20_Shobido_20_2">Comment</text:p>
      <text:p text:style-name="Corpus_20_A">Lancez 1D10 (1D6 pour les affuts) et reportez vous au « tableau de localisation » :</text:p>
      <text:p text:style-name="Corpus_20_A"><draw:frame draw:style-name="fr2" draw:name="Objet1" text:anchor-type="paragraph" svg:x="-0.122cm" svg:y="0.101cm" svg:width="9.444cm" svg:height="15.222cm" draw:z-index="0"><draw:object xlink:href="./Object 1" xlink:type="simple" xlink:show="embed" xlink:actuate="onLoad"/><draw:image xlink:href="./ObjectReplacements/Object 1" xlink:type="simple" xlink:show="embed" xlink:actuate="onLoad"/></draw:frame></text:p>
      <text:h text:style-name="Title_20_Shobido_20_1" text:outline-level="1">test d'initiative</text:h>
      <text:p text:style-name="Title_20_Shobido_20_2">Quand</text:p>
      <text:p text:style-name="Corpus_20_A">1. Quand un fantassin échoue un « assaut » (2).</text:p>
      <text:p text:style-name="Corpus_20_A">2. Quand un fantassin traverse un « terrain difficile ». (2)</text:p>
      <text:p text:style-name="Corpus_20_A">Cela peut-être :</text:p>
      <text:p text:style-name="Corpus_20_Note">1. Un marécage</text:p>
      <text:p text:style-name="Corpus_20_Note">2. Des sables mouvants</text:p>
      <text:p text:style-name="Corpus_20_Note">3. Un champs de mine</text:p>
      <text:p text:style-name="Corpus_20_A">Ou n'importe quel autre terrain désigné comme difficile.</text:p>
      <text:p text:style-name="Title_20_Shobido_20_2">Comment</text:p>
      <text:p text:style-name="Corpus_20_A">Comparez 1D10 additionné de l'initiative du soldat à 10.</text:p>
      <text:p text:style-name="Corpus_20_Note">Si le résultat du D10 additionné de l'initiative du soldat est supérieur ou égal à 10, le test est un succès.</text:p>
      <text:p text:style-name="Corpus_20_Note">Si le résultat du D10 additionné de l'initiative est inférieur à 10, le test est un échec.</text:p>
      <text:p text:style-name="Corpus_20_A">Les plages de résultats sont donc :</text:p>
      <text:p text:style-name="Corpus_20_Note">I+D10 <text:span text:style-name="T3"></text:span> 10 : succès</text:p>
      <text:p text:style-name="Corpus_20_Note">I+D10 &lt; 10 : échec</text:p>
      <text:p text:style-name="Title_20_Shobido_20_2">Annexe</text:p>
      <text:p text:style-name="Corpus_20_A">Dans le cas d'un test d'initiative suscité par l'échec de la fixation d'une grenade antichar, l'échec du test d'initiative entraine un « jet de blessure ».</text:p>
      <text:p text:style-name="Corpus_20_A">Dans le cas d'un test d'initiative suscité par la traversé d'un « terrain difficile », un échec peut avoir des effets variables selon la nature du terrain. (cf « terrains difficiles »)</text:p>
      <text:h text:style-name="Title_20_Shobido_20_1" text:outline-level="1"><text:soft-page-break/>Test de tir sur un fantassin</text:h>
      <text:p text:style-name="Title_20_Shobido_20_2">Quand</text:p>
      <text:p text:style-name="Corpus_20_A">Durant la phase de tir, au moment de la résolution d'un tir sur un fantassin ou un affut. (3)</text:p>
      <text:p text:style-name="Title_20_Shobido_20_2">Comment</text:p>
      <text:p text:style-name="Corpus_20_A">Comparez la Capacité de Tir (CT) du tireur au résultat d'un D10 modifiée par :</text:p>
      <text:p text:style-name="Corpus_20_A">Les « modificateurs de tir » :</text:p>
      <text:p text:style-name="Corpus_20_Note">+1 en « tir appuyé »</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fantassin dont on voit moins de 10% depuis la zone du tireur ne peut pas être pris pour cible.</text:p>
      <text:p text:style-name="Corpus_20_Note">Un fantassin dont on voit entre 10% et 50% depuis la zone du tireur apporte un couvert de -2.</text:p>
      <text:p text:style-name="Corpus_20_Note">Un fantassin dont on voit entre 50% et 90% depuis la zone du tireur apporte un couvert de -1. </text:p>
      <text:p text:style-name="Corpus_20_Note">Un fantassin en contact avec un élément de décors de taille et de disposition propre à l'abriter du tir obtient un couvert supplémentaire de -1.</text:p>
      <text:p text:style-name="Corpus_20_A">Les « modificateurs de camouflage » :</text:p>
      <text:p text:style-name="Corpus_20_Note">+1 en « déplacement »</text:p>
      <text:p text:style-name="Corpus_20_Note">0 en « mouvement »</text:p>
      <text:p text:style-name="Corpus_20_Note">-1 « tir appuyé » </text:p>
      <text:p text:style-name="Corpus_20_Note">2 « manœuvre »</text:p>
      <text:p text:style-name="Corpus_20_A">Résultats :</text:p>
      <text:p text:style-name="Corpus_20_Note">Si le résultat du D10 additionné de l'ensemble des modificateurs est supérieur ou égal à la CT du tireur, le tir est un succès et le fantassin est touché.</text:p>
      <text:p text:style-name="Corpus_20_Note">Si le résultat du D10 additionné de l'ensemble des modificateurs est inférieur à la CT du tireur, le tir est un échec.</text:p>
      <text:p text:style-name="Corpus_20_A">Les plages de résultats sont donc :</text:p>
      <text:p text:style-name="Corpus_20_Note">D10+Mods <text:span text:style-name="T3"></text:span> CT : fantassin touché</text:p>
      <text:p text:style-name="Corpus_20_Note">D10+Mods &lt; CT : échec</text:p>
      <text:p text:style-name="Title_20_Shobido_20_2">Annexe</text:p>
      <text:p text:style-name="Corpus_20_A">Souvent les tirs peuvent être effectués de manière groupée (d'unité à unité et non pas de soldat à soldat). Mais assurez vous que cela n'occasionne aucun litige avec l'autre joueur.</text:p>
      <text:p text:style-name="Title_20_Shobido_20_3">Articles connexes :</text:p>
      <text:p text:style-name="Title_20_Shobido_20_2">« Report de touche » : </text:p>
      <text:p text:style-name="Corpus_20_A">Un personnage touché peut reporter le tir sur un soldat également visible du tireur, situé immédiatement à proximité (2ps ou moins) et bénéficiant d'une valeur de couvert égale ou inférieure.</text:p>
      <text:p text:style-name="Corpus_20_A"><text:s/>Il n'est pas possible de reporter le tir sur un soldat trop éloigné ou plus difficile à toucher, si votre personnage est plus facile à toucher que les soldats qui l'entourent ou s'il n'est plus dans l'unité, il essuiera les tirs sans que personne ne puisse rien y faire.</text:p>
      <text:p text:style-name="Title_20_Shobido_20_2">Camouflage : </text:p>
      <text:p text:style-name="Corpus_20_A">Désigne une compétence.</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 Minus » : <text:s/></text:p>
      <text:p text:style-name="Corpus_20_A">Désigne une compétence.</text:p>
      <text:p text:style-name="Corpus_20_A">Le soldat bénéficie d'un supplément de camouflage de 1 lorsqu'il est en « mouvement » et de 2 en « déplacement ». (ses « modificateurs de camouflage » sont donc de -1 aussi bien en « mouvement » qu'en « déplacement »).</text:p>
      <text:h text:style-name="Title_20_Shobido_20_1" text:outline-level="1"><text:soft-page-break/>Test de tir sur un véhicule</text:h>
      <text:p text:style-name="Title_20_Shobido_20_2">Quand</text:p>
      <text:p text:style-name="Corpus_20_A">Durant la phase de tir, au moment de la résolution d'un tir sur un véhicule. (3)</text:p>
      <text:p text:style-name="Title_20_Shobido_20_2">Comment</text:p>
      <text:p text:style-name="Corpus_20_A">Comparez la valeur 3 au résultat d'un D10 modifiée par :</text:p>
      <text:p text:style-name="Corpus_20_A">Les « modificateurs de tir » :</text:p>
      <text:p text:style-name="Corpus_20_Note">+1 en « tir appuyé »</text:p>
      <text:p text:style-name="Corpus_20_Note">0 en « manœuvre »</text:p>
      <text:p text:style-name="Corpus_20_Note">-1 en « mouvement »</text:p>
      <text:p text:style-name="Corpus_20_A">Les « modificateurs de portée » <text:s/>:</text:p>
      <text:p text:style-name="Corpus_20_Note">(cf : « tableau des armes »)</text:p>
      <text:p text:style-name="Corpus_20_A">Les « modificateurs de couvert » :</text:p>
      <text:p text:style-name="Corpus_20_Note">Un blindé dont on voit moins de 10% depuis la zone du tireur ne peut pas être pris pour cible.</text:p>
      <text:p text:style-name="Corpus_20_Note">Un blindé dont on voit entre 10% et 50% depuis la zone du tireur apporte un couvert de -2.</text:p>
      <text:p text:style-name="Corpus_20_Note">Un blindé dont on voit entre 50% et 90% depuis la zone du tireur apporte un couvert de -1. </text:p>
      <text:p text:style-name="Corpus_20_A">Les « modificateurs de toucher » :</text:p>
      <text:p text:style-name="Corpus_20_Note">(cf : « tableau des blindés »)</text:p>
      <text:p text:style-name="Corpus_20_A">Résultats :</text:p>
      <text:p text:style-name="Corpus_20_Note">Si le résultat du D10 additionné de l'ensemble des modificateurs est supérieur ou égal à 3, le tir est un succès et le blindé est touché.</text:p>
      <text:p text:style-name="Corpus_20_Note">Si le résultat du D10 additionné de l'ensemble des modificateurs est inférieur à 3, le tir est un échec.</text:p>
      <text:p text:style-name="Corpus_20_A">Les plages de résultats sont donc :</text:p>
      <text:p text:style-name="Corpus_20_Note">D10+Mods = 3+ : blindé touché</text:p>
      <text:p text:style-name="Corpus_20_Note">D10+Mods &lt; 3 : échec</text:p>
      <text:p text:style-name="Title_20_Shobido_20_2">Annexe</text:p>
      <text:p text:style-name="Corpus_20_A">Lorsqu'un blindé est touché on effectue un « jet de dégâts groupés ».</text:p>
      <text:h text:style-name="Title_20_Shobido_20_1" text:outline-level="1">dispersion</text:h>
      <text:p text:style-name="Title_20_Shobido_20_2">Quand</text:p>
      <text:p text:style-name="Corpus_20_A">Durant la phase de tir, au moment des tirs appuyé, lors d'un tir avec une pièce d'artillerie. (3.1)</text:p>
      <text:p text:style-name="Title_20_Shobido_20_2">comment</text:p>
      <text:p text:style-name="Corpus_20_A">Lancez 1D6 jusqu'à ce que le résultat du D6 indique le numéro d'un des marqueurs artillerie de votre pièce sur le champs de bataille.</text:p>
      <text:p text:style-name="Corpus_20_Note">D6 = Numéro du marqueur artillerie qui reçoit le tir.</text:p>
      <text:p text:style-name="Title_20_Shobido_20_2">Annexe</text:p>
      <text:p text:style-name="Corpus_20_A">On effectue un « jet de dispersion » différent pour chaque tir de chaque pièce d'artillerie.</text:p>
      <text:p text:style-name="Title_20_Shobido_20_3">articles connexes :</text:p>
      <text:p text:style-name="Title_20_Shobido_20_2">« Repérage » :</text:p>
      <text:p text:style-name="Corpus_20_A">Désigne une compétence.</text:p>
      <text:p text:style-name="Corpus_20_A">Le personnage permet à une pièce d'artillerie alliée d'ignorer un marqueur de son choix au moment de la résolution du tir. Le marqueur doit être en vue du personnage et situé dans un rayon de 48ps autour de lui.</text:p>
      <text:h text:style-name="Title_20_Shobido_20_1" text:outline-level="1"><text:soft-page-break/>Combat</text:h>
      <text:p text:style-name="Title_20_Shobido_20_2">Quand</text:p>
      <text:p text:style-name="Corpus_20_A">Pour chaque duel durant la phase de corps à corps, une fois tous les « mouvements de charge » effectués. (4.2)</text:p>
      <text:p text:style-name="Title_20_Shobido_20_2">Comment</text:p>
      <text:p text:style-name="Corpus_20_A">Lancez 1D10 pour les deux duellistes. <text:s/></text:p>
      <text:p text:style-name="Corpus_20_Note">Si un duelliste possède une arme de corps à corps lancez pour lui 1D10 supplémentaire.</text:p>
      <text:p text:style-name="Corpus_20_Note">Si un duelliste reçoit le soutien de soldats alliés lancez pour lui 1D10 supplémentaire pour chaque soldat en soutien à partir du premier et jusqu'au deuxième.</text:p>
      <text:p text:style-name="Corpus_20_A">Conservez le résultat de D10 le plus avantageux pour votre soldat parmi les résultats obtenus sur le ou les (au maximum 4) dés que vous avez lancé.</text:p>
      <text:p text:style-name="Corpus_20_A">Ajoutez à ce résultat la capacité de combat (CC) de votre soldat.</text:p>
      <text:p text:style-name="Corpus_20_Note">Si un duelliste a reçu l'ordre « tir appuyé » il retranche 4 à ce résultat.</text:p>
      <text:p text:style-name="Corpus_20_Note">Si un duelliste a reçu l'ordre « manœuvre » ou « mouvement » mais qu'il a tiré, il retranche 2 à ce résultat.</text:p>
      <text:p text:style-name="Corpus_20_Note">Si un duelliste a reçu l'ordre « déplacement » ou qu'il était « bloqué » avant ce combat, il retranche 2 à ce résultat.</text:p>
      <text:p text:style-name="Corpus_20_Note">Si un duelliste reçoit le soutien de soldats alliés ajoutez 1 à ce résultat pour chaque soldat en soutien à partir du troisième et jusqu'au quatrième.</text:p>
      <text:p text:style-name="Corpus_20_A">Comparez les résultats finals des deux duellistes.</text:p>
      <text:p text:style-name="Corpus_20_Note">En cas d'égalité, ou si la différence de score est de +1/-1, le résultat du duel est déclaré « incertain » et l'issue se joue sur la valeur d'initiative des duellistes. (cf : « incertain »)</text:p>
      <text:p text:style-name="Corpus_20_Note">Si l'un des deux duellistes a un score supérieur de 2 ou 3 points à celui de son adversaire il ne subit pas de touche, en revanche son adversaire est touché et doit faire un « test de sauvegarde ».</text:p>
      <text:p text:style-name="Corpus_20_Note">Si l'un des deux duellistes a un score supérieur de 4, 5 ou 6 points à celui de son adversaire il ne subit pas de touche, en revanche son adversaire est touché deux fois et doit faire deux « tests de sauvegarde ».</text:p>
      <text:p text:style-name="Corpus_20_Note">Si l'un des deux duellistes a un score supérieur de 7 points ou plus à celui de son adversaire il ne subit pas de touche, en revanche son adversaire est touché trois fois et doit faire trois « tests de sauvegarde ».</text:p>
      <text:p text:style-name="Title_20_Shobido_20_2">Annexe</text:p>
      <text:p text:style-name="Corpus_20_A">Un duelliste qui est touché mais n'est pas blessé doit effectuer un « test de blocage » pour chaque touche.</text:p>
      <text:p text:style-name="Corpus_20_A">Un soldat « au tapis » ne peut pas se battre, il est mis « hors combat » s'il est « engagé » par un adversaire.</text:p>
      <text:p text:style-name="Corpus_20_A">Par suite, un soldat qui a « bloqué », mis « au tapis » ou « hors combat » tous ses adversaires, et qui est donc « désengagé », met « hors combat » immédiatement tous les adversaires « au tapis » en contact socle à socle avec lui lors de la phase de réorganisation des corps à corps.</text:p>
      <text:p text:style-name="Title_20_Shobido_20_3">Articles connexes :</text:p>
      <text:p text:style-name="Title_20_Shobido_20_2">« Incertain » :</text:p>
      <text:p text:style-name="Corpus_20_A">Désigne une situation.</text:p>
      <text:p text:style-name="Corpus_20_A">En cas d'égalité, ou si la différence de score est de +1/-1, le résultat d'un duel est déclaré « incertain » et l'issue se joue sur la valeur d'initiative des duellistes.</text:p>
      <text:p text:style-name="Corpus_20_Note">Si les duellistes ont la même valeur d'initiative ils subissent une touche simultanément et doivent effectuer un « test de sauvegarde » chacun.</text:p>
      <text:p text:style-name="Corpus_20_Note">Si les duellistes ont des valeurs d'initiative différentes le soldat avec la valeur d'initiative moindre subit une touche en premier et effectue un « test de sauvegarde ». Dans un deuxième temps, et à la condition que ce soldat réussisse son « test de sauvegarde », c'est à son adversaire de subir une touche et d'effectuer un « test de sauvegarde ».</text:p>
      <text:p text:style-name="Title_20_Shobido_20_2">« peur » :</text:p>
      <text:p text:style-name="Corpus_20_A">Désigne une compétence.</text:p>
      <text:p text:style-name="Corpus_20_A"><text:soft-page-break/>Le soldat est considéré comme ayant la meilleure valeur d'initiative lors d'un résultat « incertain » dans un duel de corps à corps.</text:p>
      <text:p text:style-name="Title_20_Shobido_20_2">« Gladiateur » :</text:p>
      <text:p text:style-name="Corpus_20_A">Désigne une compétence.</text:p>
      <text:p text:style-name="Corpus_20_Note">Compétence active (4.4). Durant la phase de corps à corps, à la fin de la phase de réorganisation des corps à corps. </text:p>
      <text:p text:style-name="Corpus_20_A">Le soldat inflige une touche sur 6+ à ses adversaires au contact qui sont « bloqués ».</text:p>
      <text:h text:style-name="Title_20_Shobido_20_1" text:outline-level="1">DUEL d'initiative</text:h>
      <text:p text:style-name="Title_20_Shobido_20_2">Quand</text:p>
      <text:p text:style-name="Corpus_20_A">Durant la phase de corps à corps, au moment des esquives, quand un soldat tente une « esquive ». (4.3)</text:p>
      <text:p text:style-name="Title_20_Shobido_20_2">Comment</text:p>
      <text:p text:style-name="Corpus_20_A">Comparez le résultat d'1D10 additionné de l'initiative du soldat qui esquive à 1D10 additionné de leur initiative pour chaque soldat en contact avec le soldat qui esquive.</text:p>
      <text:p text:style-name="Corpus_20_Note">Si le résultat d'1D10 additionné de l'initiative du soldat qui esquive est supérieur ou égal aux résultats de tous ses opposants, l'esquive est un succès.</text:p>
      <text:p text:style-name="Corpus_20_Note">Si le résultat d'1D10 additionné de l'initiative du soldat qui esquive est inférieur au résultat de au moins un de ses opposants, l'esquive est un échec et le soldat qui esquive reçoit une touche de chacun de ses opposants dont le résultat est supérieur au sien.</text:p>
      <text:p text:style-name="Corpus_20_A">Les plages de résultat sont donc :</text:p>
      <text:p text:style-name="Corpus_20_Note">I+D10 du soldat qui esquive <text:span text:style-name="T3"></text:span> I+D10 de tous les opposants : succès.</text:p>
      <text:p text:style-name="Corpus_20_Note">I+D10 du soldat qui esquive &lt; I+D10 d'un opposant : échec + touche de cet opposant.</text:p>
      <text:p text:style-name="Title_20_Shobido_20_3">articles connexes :</text:p>
      <text:p text:style-name="Title_20_Shobido_20_2">« esquive » :</text:p>
      <text:p text:style-name="Corpus_20_A">Désigne l'action de se désengager d'un corps à corps.</text:p>
      <text:p text:style-name="Corpus_20_A">Une esquive permet à un soldat engagé en corps à corps de s'en dégager et de s'en écarter d'une distance de 6ps.</text:p>
      <text:p text:style-name="Corpus_20_A">On détermine le résultat d'une « esquive » en effectuant un « duel d'initiative ».</text:p>
      <text:p text:style-name="Corpus_20_A">Un soldat dont l'esquive est un succès bénéficie d'un mouvement de 6ps à effectuer <text:s/>immédiatement.</text:p>
      <text:p text:style-name="Corpus_20_A">Un soldat dont l'esquive est un échec reçoit une touche de chaque adversaire qui a obtenu un meilleur score que lui au cours du duel d'initiative.</text:p>
      <text:p text:style-name="Title_20_Shobido_20_2"><text:soft-page-break/>« engagé » :</text:p>
      <text:p text:style-name="Corpus_20_A">Désigne un état.</text:p>
      <text:p text:style-name="Corpus_20_A">Un soldat « valide » qui est seul en contact socle à socle avec un ou plusieurs ennemis « valides » est <text:s/>« engagé ». </text:p>
      <text:p text:style-name="Corpus_20_A">Tant qu'il est « engagé » un soldat ne peut pas recevoir d'ordre. Les deux seuls actions qu'il peut effectuer sont : </text:p>
      <text:p text:style-name="Corpus_20_Note">1. Combattre en corps à corps.</text:p>
      <text:p text:style-name="Corpus_20_Note">2. Tenter une « esquive ».</text:p>
      <text:p text:style-name="Corpus_20_A">Un soldat « engagé » ne peut pas être pris pour cible par un tir puisque par définition il est en contact socle à socle avec au moins un ennemi « valide ». </text:p>
      <text:h text:style-name="Title_20_Shobido_20_1" text:outline-level="1">Jet d'évolution de nuage</text:h>
      <text:p text:style-name="Title_20_Shobido_20_2">Quand</text:p>
      <text:p text:style-name="Corpus_20_A">Durant la phase de ralliement, au moment de l'évolution des nuages, pour chaque nuage de gaz ou de fumigène. (5.2)</text:p>
      <text:p text:style-name="Title_20_Shobido_20_2">comment</text:p>
      <text:p text:style-name="Corpus_20_A">Comparez le résultat d'un D6 à l'âge du nuage.</text:p>
      <text:p text:style-name="Corpus_20_Note">Si le résultat du D6 est inférieur ou égal à l'âge du nuage, le nuage s'évanouit, il est retiré.</text:p>
      <text:p text:style-name="Corpus_20_Note">Si le résultat du D6 est supérieur à l'âge du nuage, effectuez un « jet de dispersion » pour ce nuage, avec une « distance de dispersion » égale au résultat du D6.</text:p>
      <text:p text:style-name="Title_20_Shobido_20_2">annexe</text:p>
      <text:p text:style-name="Corpus_20_A">Il est pratique et donc conseillé d'utiliser un D6 pour marquer l'âge des nuages.</text:p>
      <text:p text:style-name="Title_20_Shobido_20_3">Articles connexes :</text:p>
      <text:p text:style-name="Title_20_Shobido_20_2">« Nuage » :</text:p>
      <text:p text:style-name="Corpus_20_A">Désigne une zone d'un volume cylindrique de 3ps de rayon sur 3ps de hauteur formé soit de gaz toxiques, soit de fumée.</text:p>
      <text:p text:style-name="Corpus_20_A">Au moment de son apparition un nuage à un âge égal à 0. A la fin de chaque tour l'âge de chaque nuage augmente de 1. L'âge maximum d'un nuage est de 6.</text:p>
      <text:h text:style-name="Title_20_Shobido_20_1" text:outline-level="1"><text:soft-page-break/>Test d'explosion</text:h>
      <text:p text:style-name="Title_20_Shobido_20_2">Quand</text:p>
      <text:p text:style-name="Corpus_20_A">Durant la phase de ralliement, au moment des explosions, pour chaque pion « explosion » présent sur le champs de bataille. (5.3)</text:p>
      <text:p text:style-name="Title_20_Shobido_20_2">comment</text:p>
      <text:p text:style-name="Corpus_20_A">Jetez un D10. </text:p>
      <text:p text:style-name="Corpus_20_A">L'explosion à lieu lorsque le résultat du D10 est strictement supérieur au résultat du tour précédant.</text:p>
      <text:p text:style-name="Corpus_20_Note">D10<text:span text:style-name="T4">T</text:span> <text:span text:style-name="T3">&gt;</text:span> D10<text:span text:style-name="T4">T-1</text:span> : explosion</text:p>
      <text:p text:style-name="Corpus_20_Note">D10<text:span text:style-name="T4">T</text:span> <text:span text:style-name="T3"></text:span> D10<text:span text:style-name="T4">T-1</text:span> : statu quo</text:p>
      <text:p text:style-name="Title_20_Shobido_20_2">annexe</text:p>
      <text:p text:style-name="Corpus_20_A">Il est conseillé d'utiliser un D10 pour garder le résultat du « test d'explosion » et ainsi connaître la valeur de « D10<text:span text:style-name="T4">T-1 </text:span><text:span text:style-name="T5">»</text:span>.</text:p>
      <text:p text:style-name="Title_20_Shobido_20_3">articles connexes :</text:p>
      <text:p text:style-name="Title_20_Shobido_20_2">« explosion » :</text:p>
      <text:p text:style-name="Corpus_20_A"/>
      <text:h text:style-name="Title_20_Shobido_20_1" text:outline-level="1">Test de réparation</text:h>
      <text:p text:style-name="Title_20_Shobido_20_2">Quand</text:p>
      <text:p text:style-name="Corpus_20_A">Durant la phase de ralliement, au moment des réparations, pour chaque blindé qui a perdu au moins un « point » dans l'un de ses « ensembles ». <text:s/>(5.5)</text:p>
      <text:p text:style-name="Title_20_Shobido_20_2">comment</text:p>
      <text:p text:style-name="Corpus_20_A">Lancez 1D10.</text:p>
      <text:p text:style-name="Corpus_20_Note">Si le résultat du D10 est supérieur <text:s/>ou égal à 6 la réparation est un succès.</text:p>
      <text:p text:style-name="Corpus_20_Note">Si le résultat du D10 est inférieur à 6 la réparation est un échec. <text:s/></text:p>
      <text:p text:style-name="Corpus_20_A">Les plages de résultats sont donc :</text:p>
      <text:p text:style-name="Corpus_20_Note">D10 <text:span text:style-name="T3"></text:span><text:span text:style-name="T6"> 6 : succès</text:span></text:p>
      <text:p text:style-name="P6">D10 &lt; 6 : échec</text:p>
      <text:p text:style-name="P3">Annexe</text:p>
      <text:p text:style-name="P4">Lorsqu'une réparation est un succès le blindé récupère un « point » dans l'« ensemble » de son choix.</text:p>
      <text:p text:style-name="P4">Un blindé qui reçoit un ordre de « réparation » peut effectuer deux « tests de réparation » au lieu d'un seul.</text:p>
      <text:h text:style-name="Title_20_Shobido_20_1" text:outline-level="1"><text:soft-page-break/></text:h>
      <text:p text:style-name="Corpus_20_A"/>
      <text:p text:style-name="Corpus_20_A"/>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Normal" style:font-family-generic="roman" style:font-pitch="variable" style:font-charset="x-symbol"/>
    <style:font-face style:name="Tahoma1" svg:font-family="Tahoma"/>
    <style:font-face style:name="Arial3" svg:font-family="Arial" style:font-family-generic="roman" style:font-pitch="variable"/>
    <style:font-face style:name="Sylfaen2" svg:font-family="Sylfaen" style:font-family-generic="roman"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9.001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4.508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8.501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text-indent="0cm" style:auto-text-indent="false"/>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9.001cm" style:type="right" style:leader-style="dotted" style:leader-tex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Lexique : tests et jets</text:p>
      </style:header>
      <style:footer>
        <text:p text:style-name="MP1">3 <text:s/>: <text:s/><text:page-number text:select-page="current">17</text:page-number> / <text:page-count>17</text:page-count></text:p>
      </style:footer>
      <style:footer-left>
        <text:p text:style-name="MP2">3 <text:s/>: <text:s/><text:page-number text:select-page="current">16</text:page-number> / <text:page-count>1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2</meta:creation-date>
    <dc:date>2013-11-27T16:54:11.33</dc:date>
    <meta:editing-cycles>60</meta:editing-cycles>
    <meta:editing-duration>P2DT20H27M24S</meta:editing-duration>
    <meta:document-statistic meta:table-count="0" meta:image-count="0" meta:object-count="2" meta:page-count="17" meta:paragraph-count="472" meta:word-count="6208" meta:character-count="3234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fo:font-size="16pt" style:text-underline-style="solid" style:text-underline-width="auto" style:text-underline-color="font-color" fo:font-weight="bold" style:font-size-asian="16pt" style:font-weight-asian="bold" style:font-size-complex="16pt" style:font-weight-complex="bold"/>
    </style:style>
    <style:style style:name="ce2" style:family="table-cell" style:parent-style-name="Default">
      <style:table-cell-properties fo:border-bottom="none" fo:border-left="0.002cm solid #000000" fo:border-right="none" fo:border-top="none"/>
    </style:style>
    <style:style style:name="ce3" style:family="table-cell" style:parent-style-name="Default">
      <style:table-cell-properties fo:background-color="#f2f2f2" style:text-align-source="fix" style:repeat-content="false" fo:border="0.002cm solid #000000" style:vertical-align="middle"/>
      <style:paragraph-properties fo:text-align="center" fo:margin-left="0cm"/>
      <style:text-properties style:font-name="Verdana" fo:font-weight="bold" style:font-weight-asian="bold" style:font-weight-complex="bold"/>
    </style:style>
    <style:style style:name="ce4" style:family="table-cell" style:parent-style-name="Default">
      <style:table-cell-properties fo:border-bottom="none" fo:border-left="none" fo:border-right="none" fo:border-top="0.002cm solid #000000"/>
    </style:style>
    <style:style style:name="ce5" style:family="table-cell" style:parent-style-name="Default">
      <style:table-cell-properties fo:background-color="#f2f2f2"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fo:border-bottom="0.002cm solid #000000" fo:background-color="#f2f2f2"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7" style:family="table-cell" style:parent-style-name="Default">
      <style:table-cell-properties fo:background-color="#f2f2f2" style:text-align-source="fix" style:repeat-content="false"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fo:border-left="0.002cm solid #000000" fo:border-right="none" fo:border-top="none" style:vertical-align="middle"/>
      <style:text-properties style:font-name="Verdana"/>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weight="bold" style:font-weight-asian="bold" style:font-weight-complex="bold"/>
    </style:style>
    <style:style style:name="ce10"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7pt" fo:font-weight="bold" style:font-size-asian="7pt" style:font-weight-asian="bold" style:font-size-complex="7pt" style:font-weight-complex="bold"/>
    </style:style>
    <style:style style:name="ce11" style:family="table-cell" style:parent-style-name="Default">
      <style:table-cell-properties style:vertical-align="middle"/>
      <style:text-properties style:font-name="Verdana"/>
    </style:style>
    <style:style style:name="ce12" style:family="table-cell" style:parent-style-name="Default">
      <style:table-cell-properties fo:border-bottom="0.002cm solid #000000" fo:background-color="#f2f2f2" style:text-align-source="fix" style:repeat-content="false" fo:border-left="none" fo:border-right="0.002cm solid #000000" fo:border-top="0.002cm solid #000000" style:vertical-align="middle"/>
      <style:paragraph-properties fo:text-align="center" fo:margin-left="0cm"/>
      <style:text-properties style:font-name="Verdana" fo:font-weight="bold" style:font-weight-asian="bold" style:font-weight-complex="bold"/>
    </style:style>
    <style:style style:name="ce13" style:family="table-cell" style:parent-style-name="Default">
      <style:text-properties fo:font-weight="bold" style:font-weight-asian="bold" style:font-weight-complex="bold"/>
    </style:style>
    <style:style style:name="ce14"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5" style:family="table-cell" style:parent-style-name="Default">
      <style:table-cell-properties fo:border="0.002cm solid #000000"/>
      <style:text-properties fo:font-weight="bold" style:font-weight-asian="bold" style:font-weight-complex="bold"/>
    </style:style>
    <style:style style:name="ce16" style:family="table-cell" style:parent-style-name="Default">
      <style:table-cell-properties fo:border-bottom="0.002cm solid #000000" fo:border-left="none" fo:border-right="none" fo:border-top="none" style:vertical-align="middle"/>
      <style:text-properties fo:font-weight="bold" style:font-weight-asian="bold" style:font-weight-complex="bold"/>
    </style:style>
    <style:style style:name="ce17" style:family="table-cell" style:parent-style-name="Default">
      <style:table-cell-properties fo:border="0.002cm solid #000000" style:vertical-align="middle"/>
      <style:text-properties style:font-name="Arial Narrow" fo:font-weight="bold" style:font-weight-asian="bold" style:font-weight-complex="bold"/>
    </style:style>
    <style:style style:name="ce18" style:family="table-cell" style:parent-style-name="Default">
      <style:table-cell-properties style:text-align-source="fix" style:repeat-content="false" fo:border="0.002cm solid #000000" style:vertical-align="middle"/>
      <style:paragraph-properties fo:text-align="center" fo:margin-left="0cm"/>
      <style:text-properties style:font-name="Arial Narrow" fo:font-size="8pt" fo:font-weight="bold" style:font-size-asian="8pt" style:font-weight-asian="bold" style:font-size-complex="8pt" style:font-weight-complex="bold"/>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22" style:family="table-cell" style:parent-style-name="Default">
      <style:table-cell-properties fo:border-bottom="0.002cm solid #000000" fo:border-left="none" fo:border-right="0.002cm solid #000000" fo:border-top="none"/>
      <style:text-properties fo:font-weight="bold" style:font-weight-asian="bold" style:font-weight-complex="bold"/>
    </style:style>
    <style:style style:name="ta_extref" style:family="table">
      <style:table-properties table:display="false"/>
    </style:style>
  </office:automatic-styles>
  <office:body>
    <office:spreadsheet>
      <table:table table:name="Localisation" table:style-name="ta1" table:print="false">
        <table:table-column table:style-name="co1" table:default-cell-style-name="Default"/>
        <table:table-column table:style-name="co2" table:default-cell-style-name="ce3"/>
        <table:table-column table:style-name="co2" table:number-columns-repeated="8" table:default-cell-style-name="Default"/>
        <table:table-column table:style-name="co2" table:default-cell-style-name="ce9"/>
        <table:table-column table:style-name="co2" table:number-columns-repeated="2" table:default-cell-style-name="Default"/>
        <table:table-row table:style-name="ro1">
          <table:table-cell/>
          <table:table-cell table:style-name="Default"/>
          <table:table-cell table:number-columns-repeated="8"/>
          <table:table-cell table:style-name="Default"/>
          <table:table-cell table:number-columns-repeated="2"/>
        </table:table-row>
        <table:table-row table:style-name="ro1">
          <table:table-cell/>
          <table:table-cell table:style-name="Default"/>
          <table:table-cell/>
          <table:table-cell table:style-name="ce1" office:value-type="string" table:number-columns-spanned="8" table:number-rows-spanned="2">
            <text:p>Affut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cell table:number-columns-repeated="2"/>
        </table:table-row>
        <table:table-row table:style-name="ro1">
          <table:table-cell/>
          <table:table-cell table:style-name="Default"/>
          <table:table-cell/>
          <table:covered-table-cell table:style-name="ce2"/>
          <table:covered-table-cell table:number-columns-repeated="6"/>
          <table:covered-table-cell table:style-name="ce20"/>
          <table:table-cell table:number-columns-repeated="2"/>
        </table:table-row>
        <table:table-row table:style-name="ro1">
          <table:table-cell/>
          <table:table-cell table:style-name="Default"/>
          <table:table-cell/>
          <table:table-cell table:style-name="ce8"/>
          <table:table-cell table:style-name="ce11"/>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number-columns-repeated="2"/>
        </table:table-row>
        <table:table-row table:style-name="ro1">
          <table:table-cell/>
          <table:table-cell table:style-name="Default"/>
          <table:table-cell/>
          <table:table-cell table:style-name="ce3" office:value-type="string" table:number-columns-spanned="2" table:number-rows-spanned="1">
            <text:p>Externe</text:p>
          </table:table-cell>
          <table:covered-table-cell table:style-name="ce12"/>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able:number-columns-spanned="2" table:number-rows-spanned="1">
            <text:p>Servant</text:p>
          </table:table-cell>
          <table:covered-table-cell table:style-name="ce21"/>
          <table:table-cell table:number-columns-repeated="2"/>
        </table:table-row>
        <table:table-row table:style-name="ro1">
          <table:table-cell/>
          <table:table-cell table:style-name="Default"/>
          <table:table-cell/>
          <table:table-cell table:style-name="ce3" office:value-type="string" table:number-columns-spanned="2" table:number-rows-spanned="1">
            <text:p>Interne</text:p>
          </table:table-cell>
          <table:covered-table-cell table:style-name="ce12"/>
          <table:table-cell table:style-name="ce9" office:value-type="string" table:number-columns-spanned="2" table:number-rows-spanned="1">
            <text:p>Arme</text:p>
          </table:table-cell>
          <table:covered-table-cell table:style-name="ce14"/>
          <table:table-cell table:style-name="ce9" office:value-type="string" table:number-columns-spanned="4" table:number-rows-spanned="1">
            <text:p>Servant</text:p>
          </table:table-cell>
          <table:covered-table-cell table:style-name="ce14"/>
          <table:covered-table-cell table:style-name="ce14"/>
          <table:covered-table-cell table:style-name="ce22"/>
          <table:table-cell table:number-columns-repeated="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oto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Equipage</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6"/>
          <table:table-cell table:style-name="ce9" office:value-type="string" table:number-columns-spanned="3" table:number-rows-spanned="1">
            <text:p>Moteur</text:p>
          </table:table-cell>
          <table:covered-table-cell table:style-name="ce9"/>
          <table:covered-table-cell table:style-name="ce16"/>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Marcheu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13"/>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2" table:number-rows-spanned="1">
            <text:p>Propulsion</text:p>
          </table:table-cell>
          <table:covered-table-cell table:style-name="ce14"/>
          <table:table-cell table:style-name="ce9" office:value-type="string" table:number-columns-spanned="2" table:number-rows-spanned="1">
            <text:p>Equipage</text:p>
          </table:table-cell>
          <table:covered-table-cell table:style-name="ce13"/>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3"/>
          <table:covered-table-cell table:style-name="ce13"/>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4" table:number-rows-spanned="1">
            <text:p>Blindage</text:p>
          </table:table-cell>
          <table:covered-table-cell table:style-name="ce13"/>
          <table:covered-table-cell table:style-name="ce13"/>
          <table:covered-table-cell table:style-name="ce13"/>
          <table:table-cell table:style-name="ce9" office:value-type="string">
            <text:p>Arme</text:p>
          </table:table-cell>
          <table:table-cell table:style-name="ce9" office:value-type="string" table:number-columns-spanned="4" table:number-rows-spanned="1">
            <text:p>Cargo</text:p>
          </table:table-cell>
          <table:covered-table-cell table:style-name="ce13"/>
          <table:covered-table-cell table:style-name="ce13"/>
          <table:covered-table-cell table:style-name="ce13"/>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moyen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9"/>
          <table:covered-table-cell table:style-name="ce9"/>
          <table:covered-table-cell table:style-name="ce17"/>
          <table:covered-table-cell table:style-name="ce9"/>
          <table:table-cell table:style-name="ce18" office:value-type="string">
            <text:p>Arme1</text:p>
          </table:table-cell>
          <table:table-cell table:style-name="ce18" office:value-type="string">
            <text:p>Arme2</text:p>
          </table:table-cell>
          <table:table-cell office:value-type="string" table:number-columns-spanned="3" table:number-rows-spanned="1">
            <text:p>Propulsion</text:p>
          </table:table-cell>
          <table:covered-table-cell table:style-name="ce9"/>
          <table:covered-table-cell table:style-name="ce9"/>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3"/>
          <table:covered-table-cell table:style-name="ce13"/>
          <table:table-cell office:value-type="string" table:number-columns-spanned="3" table:number-rows-spanned="1">
            <text:p>Reservoir</text:p>
          </table:table-cell>
          <table:covered-table-cell table:style-name="ce14"/>
          <table:covered-table-cell table:style-name="ce22"/>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ransport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5" table:number-rows-spanned="1">
            <text:p>Blindage</text:p>
          </table:table-cell>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9" office:value-type="string" table:number-columns-spanned="2" table:number-rows-spanned="1">
            <text:p>Propulsion</text:p>
          </table:table-cell>
          <table:covered-table-cell table:style-name="ce21"/>
        </table:table-row>
        <table:table-row table:style-name="ro1">
          <table:table-cell/>
          <table:table-cell office:value-type="string" table:number-columns-spanned="2" table:number-rows-spanned="1">
            <text:p>Interne</text:p>
          </table:table-cell>
          <table:covered-table-cell table:style-name="ce6"/>
          <table:table-cell table:style-name="ce10" office:value-type="string">
            <text:p>Equipage</text:p>
          </table:table-cell>
          <table:table-cell table:style-name="ce9" office:value-type="string" table:number-columns-spanned="3" table:number-rows-spanned="1">
            <text:p>Cargo</text:p>
          </table:table-cell>
          <table:covered-table-cell table:style-name="ce14"/>
          <table:covered-table-cell table:style-name="ce14"/>
          <table:table-cell table:style-name="ce9" office:value-type="string" table:number-columns-spanned="3" table:number-rows-spanned="1">
            <text:p>Moteur</text:p>
          </table:table-cell>
          <table:covered-table-cell table:style-name="ce14"/>
          <table:covered-table-cell table:style-name="ce14"/>
          <table:table-cell office:value-type="string" table:number-columns-spanned="3" table:number-rows-spanned="1">
            <text:p>Reservoir</text:p>
          </table:table-cell>
          <table:covered-table-cell table:style-name="ce14"/>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éger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5"/>
          <table:table-cell table:style-name="ce9" office:value-type="string" table:number-columns-spanned="6" table:number-rows-spanned="1">
            <text:p>Blindage</text:p>
          </table:table-cell>
          <table:covered-table-cell table:style-name="ce13"/>
          <table:covered-table-cell table:style-name="ce13"/>
          <table:covered-table-cell table:style-name="ce13"/>
          <table:covered-table-cell table:style-name="ce13"/>
          <table:covered-table-cell table:style-name="ce13"/>
          <table:table-cell table:style-name="ce18" office:value-type="string">
            <text:p>Arme1</text:p>
          </table:table-cell>
          <table:table-cell table:style-name="ce18" office:value-type="string">
            <text:p>Arme2</text:p>
          </table:table-cell>
          <table:table-cell table:style-name="ce18" office:value-type="string">
            <text:p>Arme3</text:p>
          </table:table-cell>
          <table:table-cell table:style-name="ce10" office:value-type="string">
            <text:p>Equipage</text:p>
          </table:table-cell>
        </table:table-row>
        <table:table-row table:style-name="ro1">
          <table:table-cell/>
          <table:table-cell office:value-type="string" table:number-columns-spanned="2" table:number-rows-spanned="1">
            <text:p>Interne</text:p>
          </table:table-cell>
          <table:covered-table-cell table:style-name="ce6"/>
          <table:table-cell table:style-name="ce9" office:value-type="string" table:number-columns-spanned="4" table:number-rows-spanned="1">
            <text:p>Propulsion</text:p>
          </table:table-cell>
          <table:covered-table-cell table:style-name="ce9"/>
          <table:covered-table-cell table:style-name="ce9"/>
          <table:covered-table-cell table:style-name="ce14"/>
          <table:table-cell table:style-name="ce9" office:value-type="string" table:number-columns-spanned="3" table:number-rows-spanned="1">
            <text:p>Moteur</text:p>
          </table:table-cell>
          <table:covered-table-cell table:style-name="ce9"/>
          <table:covered-table-cell table:style-name="ce9"/>
          <table:table-cell office:value-type="string" table:number-columns-spanned="3" table:number-rows-spanned="1">
            <text:p>Reservoir</text:p>
          </table:table-cell>
          <table:covered-table-cell table:style-name="ce9"/>
          <table:covered-table-cell table:style-name="ce9"/>
        </table:table-row>
        <table:table-row table:style-name="ro2">
          <table:table-cell/>
          <table:table-cell table:style-name="Default"/>
          <table:table-cell table:number-columns-repeated="8"/>
          <table:table-cell table:style-name="Default"/>
          <table:table-cell table:number-columns-repeated="2"/>
        </table:table-row>
        <table:table-row table:style-name="ro1">
          <table:table-cell/>
          <table:table-cell table:style-name="ce1" office:value-type="string" table:number-columns-spanned="12" table:number-rows-spanned="2">
            <text:p>Tanks lourds</text:p>
          </table:table-cell>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4"/>
          <table:covered-table-cell table:style-name="ce19"/>
        </table:table-row>
        <table:table-row table:style-name="ro1">
          <table:table-cell/>
          <table:covered-table-cell table:style-name="ce2"/>
          <table:covered-table-cell table:number-columns-repeated="8"/>
          <table:covered-table-cell table:style-name="Default"/>
          <table:covered-table-cell/>
          <table:covered-table-cell table:style-name="ce20"/>
        </table:table-row>
        <table:table-row table:style-name="ro1">
          <table:table-cell/>
          <table:table-cell table:style-name="ce2"/>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style-name="ce3" office:value-type="float" office:value="4">
            <text:p>4</text:p>
          </table:table-cell>
          <table:table-cell table:style-name="ce3" office:value-type="float" office:value="5">
            <text:p>5</text:p>
          </table:table-cell>
          <table:table-cell table:style-name="ce3" office:value-type="float" office:value="6">
            <text:p>6</text:p>
          </table:table-cell>
          <table:table-cell table:style-name="ce3" office:value-type="float" office:value="7">
            <text:p>7</text:p>
          </table:table-cell>
          <table:table-cell table:style-name="ce3" office:value-type="float" office:value="8">
            <text:p>8</text:p>
          </table:table-cell>
          <table:table-cell table:style-name="ce3" office:value-type="float" office:value="9">
            <text:p>9</text:p>
          </table:table-cell>
          <table:table-cell table:style-name="ce3" office:value-type="float" office:value="10">
            <text:p>10</text:p>
          </table:table-cell>
        </table:table-row>
        <table:table-row table:style-name="ro1">
          <table:table-cell/>
          <table:table-cell office:value-type="string" table:number-columns-spanned="2" table:number-rows-spanned="1">
            <text:p>Externe</text:p>
          </table:table-cell>
          <table:covered-table-cell table:style-name="ce7"/>
          <table:table-cell table:style-name="ce9" office:value-type="string" table:number-columns-spanned="7" table:number-rows-spanned="1">
            <text:p>Blindage</text:p>
          </table:table-cell>
          <table:covered-table-cell table:style-name="ce15"/>
          <table:covered-table-cell table:style-name="ce15"/>
          <table:covered-table-cell table:style-name="ce15"/>
          <table:covered-table-cell table:style-name="ce15"/>
          <table:covered-table-cell table:style-name="ce15"/>
          <table:covered-table-cell table:style-name="ce15"/>
          <table:table-cell table:style-name="ce18" office:value-type="string">
            <text:p>Arme1</text:p>
          </table:table-cell>
          <table:table-cell table:style-name="ce18" office:value-type="string">
            <text:p>Arme2</text:p>
          </table:table-cell>
          <table:table-cell table:style-name="ce18" office:value-type="string">
            <text:p>Arme3</text:p>
          </table:table-cell>
        </table:table-row>
        <table:table-row table:style-name="ro1">
          <table:table-cell/>
          <table:table-cell office:value-type="string" table:number-columns-spanned="2" table:number-rows-spanned="1">
            <text:p>Interne</text:p>
          </table:table-cell>
          <table:covered-table-cell table:style-name="ce7"/>
          <table:table-cell table:style-name="ce10" office:value-type="string">
            <text:p>Equipage</text:p>
          </table:table-cell>
          <table:table-cell table:style-name="ce9" office:value-type="string" table:number-columns-spanned="3" table:number-rows-spanned="1">
            <text:p>Propulsion</text:p>
          </table:table-cell>
          <table:covered-table-cell table:style-name="ce15"/>
          <table:covered-table-cell table:style-name="ce15"/>
          <table:table-cell table:style-name="ce9" office:value-type="string" table:number-columns-spanned="3" table:number-rows-spanned="1">
            <text:p>Moteur</text:p>
          </table:table-cell>
          <table:covered-table-cell table:style-name="ce15"/>
          <table:covered-table-cell table:style-name="ce15"/>
          <table:table-cell office:value-type="string" table:number-columns-spanned="3" table:number-rows-spanned="1">
            <text:p>Reservoir</text:p>
          </table:table-cell>
          <table:covered-table-cell table:style-name="ce15"/>
          <table:covered-table-cell table:style-name="ce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Narrow" svg:font-family="'Arial Narrow'"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4cm" fo:margin-bottom="0.4cm" fo:margin-left="0.4cm" fo:margin-right="0.4cm"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5">05/06/2009</text:date>, <text:time>17:22: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17cm"/>
    </style:style>
    <style:style style:name="co3" style:family="table-column">
      <style:table-column-properties fo:break-before="auto" style:column-width="1.9cm"/>
    </style:style>
    <style:style style:name="co4" style:family="table-column">
      <style:table-column-properties fo:break-before="auto" style:column-width="2.755cm"/>
    </style:style>
    <style:style style:name="co5" style:family="table-column">
      <style:table-column-properties fo:break-before="auto" style:column-width="1.958cm"/>
    </style:style>
    <style:style style:name="ro1" style:family="table-row">
      <style:table-row-properties style:row-height="0.452cm" fo:break-before="auto" style:use-optimal-row-height="true"/>
    </style:style>
    <style:style style:name="ro2" style:family="table-row">
      <style:table-row-properties style:row-height="0.4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paragraph-properties fo:text-align="center" fo:margin-left="0cm"/>
      <style:text-properties style:font-name="Copperplate Gothic Light" fo:font-weight="bold" style:font-weight-asian="bold" style:font-weight-complex="bold"/>
    </style:style>
    <style:style style:name="ce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3" style:family="table-cell" style:parent-style-name="Default">
      <style:table-cell-properties fo:background-color="#e6e6e6" style:text-align-source="fix" style:repeat-content="false" fo:border="none" style:vertical-align="middle"/>
      <style:paragraph-properties fo:text-align="center" fo:margin-left="0cm"/>
      <style:text-properties style:font-name="Charlemagne Std" fo:font-size="12pt" style:text-underline-style="none" fo:font-weight="bold" style:font-size-asian="12pt" style:font-weight-asian="bold" style:font-size-complex="12pt" style:font-weight-complex="bold"/>
    </style:style>
    <style:style style:name="ce4"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Copperplate Gothic Light"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ackground-color="#e6e6e6"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ta_extref" style:family="table">
      <style:table-properties table:display="false"/>
    </style:style>
  </office:automatic-styles>
  <office:body>
    <office:spreadsheet>
      <table:table table:name="Objectifs" table:style-name="ta1" table:print="false">
        <table:table-column table:style-name="co1" table:number-columns-repeated="1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6">
          <table:table-cell table:number-columns-repeated="16"/>
        </table:table-row>
        <table:table-row table:style-name="ro2">
          <table:table-cell table:number-columns-repeated="12"/>
          <table:table-cell table:style-name="ce1"/>
          <table:table-cell table:style-name="ce4" office:value-type="string">
            <text:p>PILLER</text:p>
          </table:table-cell>
          <table:table-cell table:style-name="ce4" office:value-type="string">
            <text:p>CAPTURER</text:p>
          </table:table-cell>
          <table:table-cell table:style-name="ce4" office:value-type="string">
            <text:p>TENIR</text:p>
          </table:table-cell>
        </table:table-row>
        <table:table-row table:style-name="ro2">
          <table:table-cell table:number-columns-repeated="12"/>
          <table:table-cell table:style-name="ce2" office:value-type="string">
            <text:p>EMPIRE</text:p>
          </table:table-cell>
          <table:table-cell table:style-name="ce5" office:value-type="string">
            <text:p>1 – 3</text:p>
          </table:table-cell>
          <table:table-cell table:style-name="ce5" office:value-type="string">
            <text:p>4 – 5</text:p>
          </table:table-cell>
          <table:table-cell table:style-name="ce5" office:value-type="string">
            <text:p>6 – 10</text:p>
          </table:table-cell>
        </table:table-row>
        <table:table-row table:style-name="ro2">
          <table:table-cell table:number-columns-repeated="12"/>
          <table:table-cell table:style-name="ce3" office:value-type="string">
            <text:p>INQUISITION</text:p>
          </table:table-cell>
          <table:table-cell table:style-name="ce6" office:value-type="string">
            <text:p>1 – 3</text:p>
          </table:table-cell>
          <table:table-cell table:style-name="ce6" office:value-type="string">
            <text:p>4 – 7</text:p>
          </table:table-cell>
          <table:table-cell table:style-name="ce6" office:value-type="string">
            <text:p>8 – 10</text:p>
          </table:table-cell>
        </table:table-row>
        <table:table-row table:style-name="ro2">
          <table:table-cell table:number-columns-repeated="12"/>
          <table:table-cell table:style-name="ce2" office:value-type="string">
            <text:p>CHAOS</text:p>
          </table:table-cell>
          <table:table-cell table:style-name="ce5" office:value-type="string">
            <text:p>1 – 5</text:p>
          </table:table-cell>
          <table:table-cell table:style-name="ce5" office:value-type="string">
            <text:p>6 – 8</text:p>
          </table:table-cell>
          <table:table-cell table:style-name="ce5" office:value-type="string">
            <text:p>9 – 10</text:p>
          </table:table-cell>
        </table:table-row>
        <table:table-row table:style-name="ro2">
          <table:table-cell table:number-columns-repeated="12"/>
          <table:table-cell table:style-name="ce3" office:value-type="string">
            <text:p>ELDARS</text:p>
          </table:table-cell>
          <table:table-cell table:style-name="ce6" office:value-type="string">
            <text:p>1 – 4</text:p>
          </table:table-cell>
          <table:table-cell table:style-name="ce6" office:value-type="string">
            <text:p>5 – 8</text:p>
          </table:table-cell>
          <table:table-cell table:style-name="ce6" office:value-type="string">
            <text:p>9 – 10</text:p>
          </table:table-cell>
        </table:table-row>
        <table:table-row table:style-name="ro2">
          <table:table-cell table:number-columns-repeated="12"/>
          <table:table-cell table:style-name="ce2" office:value-type="string">
            <text:p>RAIDERS</text:p>
          </table:table-cell>
          <table:table-cell table:style-name="ce5" office:value-type="string">
            <text:p>1 – 6</text:p>
          </table:table-cell>
          <table:table-cell table:style-name="ce5" office:value-type="string">
            <text:p>7 – 9</text:p>
          </table:table-cell>
          <table:table-cell table:style-name="ce5" office:value-type="float" office:value="10">
            <text:p>10</text:p>
          </table:table-cell>
        </table:table-row>
        <table:table-row table:style-name="ro2">
          <table:table-cell table:number-columns-repeated="12"/>
          <table:table-cell table:style-name="ce3" office:value-type="string">
            <text:p>ORKS</text:p>
          </table:table-cell>
          <table:table-cell table:style-name="ce6" office:value-type="string">
            <text:p>1 – 4</text:p>
          </table:table-cell>
          <table:table-cell table:style-name="ce6" office:value-type="string">
            <text:p>5 – 6</text:p>
          </table:table-cell>
          <table:table-cell table:style-name="ce6" office:value-type="string">
            <text:p>7 – 10</text:p>
          </table:table-cell>
        </table:table-row>
        <table:table-row table:style-name="ro2">
          <table:table-cell table:number-columns-repeated="12"/>
          <table:table-cell table:style-name="ce2" office:value-type="string">
            <text:p>GRETCHINS</text:p>
          </table:table-cell>
          <table:table-cell table:style-name="ce5" office:value-type="string">
            <text:p>1 – 3</text:p>
          </table:table-cell>
          <table:table-cell table:style-name="ce5" office:value-type="string">
            <text:p>4 – 8</text:p>
          </table:table-cell>
          <table:table-cell table:style-name="ce5" office:value-type="string">
            <text:p>9 – 10</text:p>
          </table:table-cell>
        </table:table-row>
        <table:table-row table:style-name="ro2">
          <table:table-cell table:number-columns-repeated="12"/>
          <table:table-cell table:style-name="ce3" office:value-type="string">
            <text:p>TAUS</text:p>
          </table:table-cell>
          <table:table-cell table:style-name="ce6" office:value-type="string">
            <text:p>1 – 2</text:p>
          </table:table-cell>
          <table:table-cell table:style-name="ce6" office:value-type="string">
            <text:p>3 – 4</text:p>
          </table:table-cell>
          <table:table-cell table:style-name="ce6" office:value-type="string">
            <text:p>5 – 10</text:p>
          </table:table-cell>
        </table:table-row>
        <table:table-row table:style-name="ro2">
          <table:table-cell table:number-columns-repeated="12"/>
          <table:table-cell table:style-name="ce2" office:value-type="string">
            <text:p>RUCHES</text:p>
          </table:table-cell>
          <table:table-cell table:style-name="ce5" office:value-type="float" office:value="1">
            <text:p>1</text:p>
          </table:table-cell>
          <table:table-cell table:style-name="ce5" office:value-type="string">
            <text:p>2 – 3</text:p>
          </table:table-cell>
          <table:table-cell table:style-name="ce5" office:value-type="string">
            <text:p>4 – 10</text:p>
          </table:table-cell>
        </table:table-row>
        <table:table-row table:style-name="ro2">
          <table:table-cell table:number-columns-repeated="12"/>
          <table:table-cell table:style-name="ce3" office:value-type="string">
            <text:p>AUTONOMES</text:p>
          </table:table-cell>
          <table:table-cell table:style-name="ce6" office:value-type="string">
            <text:p>1 – 3</text:p>
          </table:table-cell>
          <table:table-cell table:style-name="ce6" office:value-type="float" office:value="4">
            <text:p>4</text:p>
          </table:table-cell>
          <table:table-cell table:style-name="ce6" office:value-type="string">
            <text:p>5 – 1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harlemagne Std" svg:font-family="'Charlemagne Std'" style:font-family-generic="decorative" style:font-pitch="variable"/>
    <style:font-face style:name="Arial" svg:font-family="Arial"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0.4cm" fo:margin-bottom="0.4cm" fo:margin-left="0.4cm" fo:margin-right="0.4cm"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1">21/04/2010</text:date>, <text:time>20:12:13</text:time></text:p>
        </style:region-right>
      </style:header>
      <style:header-left style:display="false"/>
      <style:footer>
        <text:p>Page <text:page-number>1</text:page-number> / <text:page-count>99</text:page-count></text:p>
      </style:footer>
      <style:footer-left style:display="false"/>
    </style:master-page>
  </office:master-styles>
</office:document-styles>
</file>